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7">
            <text:p>1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25">
            <text:p>2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71">
            <text:p>7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694">
            <text:p>169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372">
            <text:p>237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4309">
            <text:p>430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6">
            <text:p>2020-10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3 - 1.16)">
            <text:p>(0.73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6">
            <text:p>1.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19.875">
            <text:p>19.87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39964788732394">
            <text:p>0.1399647887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2827343904979">
            <text:p>1.528273439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29130588563468">
            <text:p>5.291305885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65625">
            <text:p>0.0976562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048889160156">
            <text:p>1.3604888916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3901937028795">
            <text:p>7.439019370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37704918032787">
            <text:p>0.073770491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886320881483">
            <text:p>1.2688632088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4674796747968">
            <text:p>0.060467479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88025584143">
            <text:p>1.2188025584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063224995934">
            <text:p>11.80632249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0952380952381">
            <text:p>0.013095238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616944444444">
            <text:p>1.0461694444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25806451612903">
            <text:p>0.0225806452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8003163371488">
            <text:p>1.0800316337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31.0418017960905">
            <text:p>31.041801796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37704918032787">
            <text:p>0.0737704918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886320881483">
            <text:p>1.268863208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4495798319328">
            <text:p>0.0614495798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247458910035">
            <text:p>1.2224745891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23062717774">
            <text:p>11.62306271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4.625">
            <text:p>14.62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49234693877551">
            <text:p>0.1492346939</text:p>
          </table:table-cell>
          <table:table-cell office:value-type="float" office:value="0.0130952380952381">
            <text:p>0.0130952381</text:p>
          </table:table-cell>
          <table:table-cell office:value-type="float" office:value="1.57262559453032">
            <text:p>1.5726255945</text:p>
          </table:table-cell>
          <table:table-cell office:value-type="float" office:value="1.56597257653061">
            <text:p>1.5659725765</text:p>
          </table:table-cell>
          <table:table-cell office:value-type="float" office:value="1.04616944444444">
            <text:p>1.0461694444</text:p>
          </table:table-cell>
          <table:table-cell office:value-type="float" office:value="4.93303560640243">
            <text:p>4.9330356064</text:p>
          </table:table-cell>
          <table:table-cell office:value-type="float" office:value="4.98322020943401">
            <text:p>4.9832202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70212765957447">
            <text:p>0.170212766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5253055681304">
            <text:p>1.6525305568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0973761732489">
            <text:p>4.409737617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4.375">
            <text:p>54.3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1736111111111">
            <text:p>0.2517361111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0528368537809">
            <text:p>2.0052836854</text:p>
          </table:table-cell>
          <table:table-cell table:number-columns-repeated="2" office:value-type="float" office:value="0">
            <text:p>0</text:p>
          </table:table-cell>
          <table:table-cell office:value-type="float" office:value="3.08708244870521">
            <text:p>3.08708244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299">
            <text:p>299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4">
            <text:p>74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7491638795987">
            <text:p>0.2474916388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8627487388284">
            <text:p>1.9862748739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3450002251799">
            <text:p>3.134500022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8586956521739">
            <text:p>0.1385869565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2269878308129">
            <text:p>1.522698783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3406114433459">
            <text:p>5.340611443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11">
            <text:p>411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7700729927007">
            <text:p>0.1177007299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3910533992221">
            <text:p>1.4391053399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22921191567598">
            <text:p>6.22921191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90">
            <text:p>590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3.25">
            <text:p>53.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02542372881356">
            <text:p>0.0902542373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3185565211146">
            <text:p>1.3318556521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8.02152351330986">
            <text:p>8.021523513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74">
            <text:p>774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2.375">
            <text:p>32.375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41828165374677">
            <text:p>0.0418281654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4982778583185">
            <text:p>1.1498277858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6.9155092098228">
            <text:p>16.915509209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9.375">
            <text:p>99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73429319371728">
            <text:p>0.1734293194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6595496628382">
            <text:p>1.6659549663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33405237743644">
            <text:p>4.334052377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36">
            <text:p>1136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9.5">
            <text:p>99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75880281690141">
            <text:p>0.0875880282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2159455744148">
            <text:p>1.3215945574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25544487413579">
            <text:p>8.25544487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58">
            <text:p>1358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4.25">
            <text:p>114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41310751104566">
            <text:p>0.0841310751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833171697311">
            <text:p>1.308331717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58080415840681">
            <text:p>8.580804158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11">
            <text:p>1111</text:p>
          </table:table-cell>
          <table:table-cell office:value-type="float" office:value="31">
            <text:p>31</text:p>
          </table:table-cell>
          <table:table-cell office:value-type="float" office:value="53.125">
            <text:p>53.125</text:p>
          </table:table-cell>
          <table:table-cell office:value-type="float" office:value="114.625">
            <text:p>114.625</text:p>
          </table:table-cell>
          <table:table-cell office:value-type="float" office:value="0.254098360655738">
            <text:p>0.2540983607</text:p>
          </table:table-cell>
          <table:table-cell office:value-type="float" office:value="0.149647887323944">
            <text:p>0.1496478873</text:p>
          </table:table-cell>
          <table:table-cell office:value-type="float" office:value="0.103172817281728">
            <text:p>0.1031728173</text:p>
          </table:table-cell>
          <table:table-cell office:value-type="float" office:value="2.01589357699543">
            <text:p>2.015893577</text:p>
          </table:table-cell>
          <table:table-cell office:value-type="float" office:value="1.56766080638762">
            <text:p>1.5676608064</text:p>
          </table:table-cell>
          <table:table-cell office:value-type="float" office:value="1.38196833572871">
            <text:p>1.3819683357</text:p>
          </table:table-cell>
          <table:table-cell office:value-type="float" office:value="3.06137594859294">
            <text:p>3.0613759486</text:p>
          </table:table-cell>
          <table:table-cell office:value-type="float" office:value="4.97037502300907">
            <text:p>4.970375023</text:p>
          </table:table-cell>
          <table:table-cell office:value-type="float" office:value="7.05921484126923">
            <text:p>7.059214841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61">
            <text:p>1061</text:p>
          </table:table-cell>
          <table:table-cell office:value-type="float" office:value="34.75">
            <text:p>34.75</text:p>
          </table:table-cell>
          <table:table-cell office:value-type="float" office:value="58.125">
            <text:p>58.125</text:p>
          </table:table-cell>
          <table:table-cell office:value-type="float" office:value="87.875">
            <text:p>87.875</text:p>
          </table:table-cell>
          <table:table-cell office:value-type="float" office:value="0.224193548387097">
            <text:p>0.2241935484</text:p>
          </table:table-cell>
          <table:table-cell office:value-type="float" office:value="0.161458333333333">
            <text:p>0.1614583333</text:p>
          </table:table-cell>
          <table:table-cell office:value-type="float" office:value="0.082822808671065">
            <text:p>0.0828228087</text:p>
          </table:table-cell>
          <table:table-cell office:value-type="float" office:value="1.8831924037461">
            <text:p>1.8831924037</text:p>
          </table:table-cell>
          <table:table-cell office:value-type="float" office:value="1.61619900173611">
            <text:p>1.6161990017</text:p>
          </table:table-cell>
          <table:table-cell office:value-type="float" office:value="1.30332468091561">
            <text:p>1.3033246809</text:p>
          </table:table-cell>
          <table:table-cell office:value-type="float" office:value="3.42663289257146">
            <text:p>3.4266328926</text:p>
          </table:table-cell>
          <table:table-cell office:value-type="float" office:value="4.63097177102587">
            <text:p>4.630971771</text:p>
          </table:table-cell>
          <table:table-cell office:value-type="float" office:value="8.71101522064182">
            <text:p>8.71101522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62">
            <text:p>1162</text:p>
          </table:table-cell>
          <table:table-cell office:value-type="float" office:value="35">
            <text:p>35</text:p>
          </table:table-cell>
          <table:table-cell office:value-type="float" office:value="83.5">
            <text:p>83.5</text:p>
          </table:table-cell>
          <table:table-cell office:value-type="float" office:value="106.25">
            <text:p>106.25</text:p>
          </table:table-cell>
          <table:table-cell office:value-type="float" office:value="0.196629213483146">
            <text:p>0.1966292135</text:p>
          </table:table-cell>
          <table:table-cell office:value-type="float" office:value="0.194186046511628">
            <text:p>0.1941860465</text:p>
          </table:table-cell>
          <table:table-cell office:value-type="float" office:value="0.0914371772805508">
            <text:p>0.0914371773</text:p>
          </table:table-cell>
          <table:table-cell office:value-type="float" office:value="1.76398182047721">
            <text:p>1.7639818205</text:p>
          </table:table-cell>
          <table:table-cell office:value-type="float" office:value="1.75355927528394">
            <text:p>1.7535592753</text:p>
          </table:table-cell>
          <table:table-cell office:value-type="float" office:value="1.33641720496444">
            <text:p>1.336417205</text:p>
          </table:table-cell>
          <table:table-cell office:value-type="float" office:value="3.86135884870175">
            <text:p>3.8613588487</text:p>
          </table:table-cell>
          <table:table-cell office:value-type="float" office:value="3.90582864761623">
            <text:p>3.9058286476</text:p>
          </table:table-cell>
          <table:table-cell office:value-type="float" office:value="7.92210405954454">
            <text:p>7.922104059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397">
            <text:p>139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3.875">
            <text:p>53.8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85647816750179">
            <text:p>0.0385647817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789173093842">
            <text:p>1.1378917309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3179677242459">
            <text:p>18.317967724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52">
            <text:p>1452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103.625">
            <text:p>103.6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13670798898072">
            <text:p>0.0713670799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976756939464">
            <text:p>1.2597675694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0550138087569">
            <text:p>10.05501380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60">
            <text:p>660</text:p>
          </table:table-cell>
          <table:table-cell office:value-type="float" office:value="1583">
            <text:p>1583</text:p>
          </table:table-cell>
          <table:table-cell office:value-type="float" office:value="75.25">
            <text:p>75.25</text:p>
          </table:table-cell>
          <table:table-cell office:value-type="float" office:value="86">
            <text:p>86</text:p>
          </table:table-cell>
          <table:table-cell office:value-type="float" office:value="136.75">
            <text:p>136.75</text:p>
          </table:table-cell>
          <table:table-cell office:value-type="float" office:value="0.226656626506024">
            <text:p>0.2266566265</text:p>
          </table:table-cell>
          <table:table-cell office:value-type="float" office:value="0.13030303030303">
            <text:p>0.1303030303</text:p>
          </table:table-cell>
          <table:table-cell office:value-type="float" office:value="0.0863866077068857">
            <text:p>0.0863866077</text:p>
          </table:table-cell>
          <table:table-cell office:value-type="float" office:value="1.8939897163957">
            <text:p>1.8939897164</text:p>
          </table:table-cell>
          <table:table-cell office:value-type="float" office:value="1.48933921028466">
            <text:p>1.4893392103</text:p>
          </table:table-cell>
          <table:table-cell office:value-type="float" office:value="1.31697991311666">
            <text:p>1.3169799131</text:p>
          </table:table-cell>
          <table:table-cell office:value-type="float" office:value="3.39291913246318">
            <text:p>3.3929191325</text:p>
          </table:table-cell>
          <table:table-cell office:value-type="float" office:value="5.65900192175563">
            <text:p>5.6590019218</text:p>
          </table:table-cell>
          <table:table-cell office:value-type="float" office:value="8.36556864636412">
            <text:p>8.365568646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17">
            <text:p>717</text:p>
          </table:table-cell>
          <table:table-cell office:value-type="float" office:value="1622">
            <text:p>1622</text:p>
          </table:table-cell>
          <table:table-cell office:value-type="float" office:value="65.875">
            <text:p>65.875</text:p>
          </table:table-cell>
          <table:table-cell office:value-type="float" office:value="121.375">
            <text:p>121.375</text:p>
          </table:table-cell>
          <table:table-cell office:value-type="float" office:value="190">
            <text:p>190</text:p>
          </table:table-cell>
          <table:table-cell office:value-type="float" office:value="0.189295977011494">
            <text:p>0.189295977</text:p>
          </table:table-cell>
          <table:table-cell office:value-type="float" office:value="0.169281729428173">
            <text:p>0.1692817294</text:p>
          </table:table-cell>
          <table:table-cell office:value-type="float" office:value="0.117139334155364">
            <text:p>0.1171393342</text:p>
          </table:table-cell>
          <table:table-cell office:value-type="float" office:value="1.73276853468919">
            <text:p>1.7327685347</text:p>
          </table:table-cell>
          <table:table-cell office:value-type="float" office:value="1.64865240867826">
            <text:p>1.6486524087</text:p>
          </table:table-cell>
          <table:table-cell office:value-type="float" office:value="1.43688205181224">
            <text:p>1.4368820518</text:p>
          </table:table-cell>
          <table:table-cell office:value-type="float" office:value="3.99827595063463">
            <text:p>3.9982759506</text:p>
          </table:table-cell>
          <table:table-cell office:value-type="float" office:value="4.43218054153693">
            <text:p>4.4321805415</text:p>
          </table:table-cell>
          <table:table-cell office:value-type="float" office:value="6.2574645361343">
            <text:p>6.257464536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158">
            <text:p>2158</text:p>
          </table:table-cell>
          <table:table-cell office:value-type="float" office:value="13.75">
            <text:p>13.75</text:p>
          </table:table-cell>
          <table:table-cell office:value-type="float" office:value="193.25">
            <text:p>193.25</text:p>
          </table:table-cell>
          <table:table-cell office:value-type="float" office:value="169.25">
            <text:p>169.25</text:p>
          </table:table-cell>
          <table:table-cell office:value-type="float" office:value="0.0376712328767123">
            <text:p>0.0376712329</text:p>
          </table:table-cell>
          <table:table-cell office:value-type="float" office:value="0.235383678440926">
            <text:p>0.2353836784</text:p>
          </table:table-cell>
          <table:table-cell office:value-type="float" office:value="0.0784291010194625">
            <text:p>0.078429101</text:p>
          </table:table-cell>
          <table:table-cell office:value-type="float" office:value="1.13463079376994">
            <text:p>1.1346307938</text:p>
          </table:table-cell>
          <table:table-cell office:value-type="float" office:value="1.93243760765295">
            <text:p>1.9324376077</text:p>
          </table:table-cell>
          <table:table-cell office:value-type="float" office:value="1.28655805638609">
            <text:p>1.2865580564</text:p>
          </table:table-cell>
          <table:table-cell office:value-type="float" office:value="18.7443446228369">
            <text:p>18.7443446228</text:p>
          </table:table-cell>
          <table:table-cell office:value-type="float" office:value="3.27912743925477">
            <text:p>3.2791274393</text:p>
          </table:table-cell>
          <table:table-cell office:value-type="float" office:value="9.18009515394587">
            <text:p>9.180095153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396">
            <text:p>2396</text:p>
          </table:table-cell>
          <table:table-cell office:value-type="float" office:value="52.75">
            <text:p>52.75</text:p>
          </table:table-cell>
          <table:table-cell office:value-type="float" office:value="333.5">
            <text:p>333.5</text:p>
          </table:table-cell>
          <table:table-cell office:value-type="float" office:value="199.25">
            <text:p>199.25</text:p>
          </table:table-cell>
          <table:table-cell office:value-type="float" office:value="0.154239766081871">
            <text:p>0.1542397661</text:p>
          </table:table-cell>
          <table:table-cell office:value-type="float" office:value="0.400841346153846">
            <text:p>0.4008413462</text:p>
          </table:table-cell>
          <table:table-cell office:value-type="float" office:value="0.0831594323873122">
            <text:p>0.0831594324</text:p>
          </table:table-cell>
          <table:table-cell office:value-type="float" office:value="1.58646739595089">
            <text:p>1.586467396</text:p>
          </table:table-cell>
          <table:table-cell office:value-type="float" office:value="2.71786532971986">
            <text:p>2.7178653297</text:p>
          </table:table-cell>
          <table:table-cell office:value-type="float" office:value="1.30461237609775">
            <text:p>1.3046123761</text:p>
          </table:table-cell>
          <table:table-cell office:value-type="float" office:value="4.83224987183303">
            <text:p>4.8322498718</text:p>
          </table:table-cell>
          <table:table-cell office:value-type="float" office:value="2.05637100644528">
            <text:p>2.0563710064</text:p>
          </table:table-cell>
          <table:table-cell office:value-type="float" office:value="8.67711997919424">
            <text:p>8.677119979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19">
            <text:p>1019</text:p>
          </table:table-cell>
          <table:table-cell office:value-type="float" office:value="2322">
            <text:p>2322</text:p>
          </table:table-cell>
          <table:table-cell office:value-type="float" office:value="78.75">
            <text:p>78.75</text:p>
          </table:table-cell>
          <table:table-cell office:value-type="float" office:value="42.375">
            <text:p>42.375</text:p>
          </table:table-cell>
          <table:table-cell office:value-type="float" office:value="67.25">
            <text:p>67.25</text:p>
          </table:table-cell>
          <table:table-cell office:value-type="float" office:value="0.240091463414634">
            <text:p>0.2400914634</text:p>
          </table:table-cell>
          <table:table-cell office:value-type="float" office:value="0.0415848871442591">
            <text:p>0.0415848871</text:p>
          </table:table-cell>
          <table:table-cell office:value-type="float" office:value="0.0289621016365202">
            <text:p>0.0289621016</text:p>
          </table:table-cell>
          <table:table-cell office:value-type="float" office:value="1.9533021871282">
            <text:p>1.9533021871</text:p>
          </table:table-cell>
          <table:table-cell office:value-type="float" office:value="1.14893653856896">
            <text:p>1.1489365386</text:p>
          </table:table-cell>
          <table:table-cell office:value-type="float" office:value="1.10301141025698">
            <text:p>1.1030114103</text:p>
          </table:table-cell>
          <table:table-cell office:value-type="float" office:value="3.22116660992623">
            <text:p>3.2211666099</text:p>
          </table:table-cell>
          <table:table-cell office:value-type="float" office:value="17.0124674641364">
            <text:p>17.0124674641</text:p>
          </table:table-cell>
          <table:table-cell office:value-type="float" office:value="24.2778278580681">
            <text:p>24.277827858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54">
            <text:p>1154</text:p>
          </table:table-cell>
          <table:table-cell office:value-type="float" office:value="2788">
            <text:p>2788</text:p>
          </table:table-cell>
          <table:table-cell office:value-type="float" office:value="97.875">
            <text:p>97.875</text:p>
          </table:table-cell>
          <table:table-cell office:value-type="float" office:value="190.125">
            <text:p>190.125</text:p>
          </table:table-cell>
          <table:table-cell office:value-type="float" office:value="95.25">
            <text:p>95.25</text:p>
          </table:table-cell>
          <table:table-cell office:value-type="float" office:value="0.271875">
            <text:p>0.271875</text:p>
          </table:table-cell>
          <table:table-cell office:value-type="float" office:value="0.164753032928943">
            <text:p>0.1647530329</text:p>
          </table:table-cell>
          <table:table-cell office:value-type="float" office:value="0.0341642754662841">
            <text:p>0.0341642755</text:p>
          </table:table-cell>
          <table:table-cell office:value-type="float" office:value="2.096437890625">
            <text:p>2.0964378906</text:p>
          </table:table-cell>
          <table:table-cell office:value-type="float" office:value="1.6298369964955">
            <text:p>1.6298369965</text:p>
          </table:table-cell>
          <table:table-cell office:value-type="float" office:value="1.12186267165954">
            <text:p>1.1218626717</text:p>
          </table:table-cell>
          <table:table-cell office:value-type="float" office:value="2.88220245976432">
            <text:p>2.8822024598</text:p>
          </table:table-cell>
          <table:table-cell office:value-type="float" office:value="4.54495693216387">
            <text:p>4.5449569322</text:p>
          </table:table-cell>
          <table:table-cell office:value-type="float" office:value="20.6332876641009">
            <text:p>20.633287664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44">
            <text:p>1144</text:p>
          </table:table-cell>
          <table:table-cell office:value-type="float" office:value="2958">
            <text:p>2958</text:p>
          </table:table-cell>
          <table:table-cell office:value-type="float" office:value="124.875">
            <text:p>124.875</text:p>
          </table:table-cell>
          <table:table-cell office:value-type="float" office:value="107.5">
            <text:p>107.5</text:p>
          </table:table-cell>
          <table:table-cell office:value-type="float" office:value="190.125">
            <text:p>190.125</text:p>
          </table:table-cell>
          <table:table-cell office:value-type="float" office:value="0.335685483870968">
            <text:p>0.3356854839</text:p>
          </table:table-cell>
          <table:table-cell office:value-type="float" office:value="0.0939685314685315">
            <text:p>0.0939685315</text:p>
          </table:table-cell>
          <table:table-cell office:value-type="float" office:value="0.0642748478701826">
            <text:p>0.0642748479</text:p>
          </table:table-cell>
          <table:table-cell office:value-type="float" office:value="2.39576129194849">
            <text:p>2.3957612919</text:p>
          </table:table-cell>
          <table:table-cell office:value-type="float" office:value="1.34619682655631">
            <text:p>1.3461968266</text:p>
          </table:table-cell>
          <table:table-cell office:value-type="float" office:value="1.23305922944036">
            <text:p>1.2330592294</text:p>
          </table:table-cell>
          <table:table-cell office:value-type="float" office:value="2.39474879130018">
            <text:p>2.3947487913</text:p>
          </table:table-cell>
          <table:table-cell office:value-type="float" office:value="7.71776212385407">
            <text:p>7.7177621239</text:p>
          </table:table-cell>
          <table:table-cell office:value-type="float" office:value="11.1270879469565">
            <text:p>11.12708794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1331">
            <text:p>1331</text:p>
          </table:table-cell>
          <table:table-cell office:value-type="float" office:value="3276">
            <text:p>3276</text:p>
          </table:table-cell>
          <table:table-cell office:value-type="float" office:value="84.25">
            <text:p>84.25</text:p>
          </table:table-cell>
          <table:table-cell office:value-type="float" office:value="241.75">
            <text:p>241.75</text:p>
          </table:table-cell>
          <table:table-cell office:value-type="float" office:value="252.75">
            <text:p>252.75</text:p>
          </table:table-cell>
          <table:table-cell office:value-type="float" office:value="0.139950166112957">
            <text:p>0.1399501661</text:p>
          </table:table-cell>
          <table:table-cell office:value-type="float" office:value="0.181630353117956">
            <text:p>0.1816303531</text:p>
          </table:table-cell>
          <table:table-cell office:value-type="float" office:value="0.0771520146520147">
            <text:p>0.0771520147</text:p>
          </table:table-cell>
          <table:table-cell office:value-type="float" office:value="1.52821423742564">
            <text:p>1.5282142374</text:p>
          </table:table-cell>
          <table:table-cell office:value-type="float" office:value="1.7003658228534">
            <text:p>1.7003658229</text:p>
          </table:table-cell>
          <table:table-cell office:value-type="float" office:value="1.28169882067719">
            <text:p>1.2816988207</text:p>
          </table:table-cell>
          <table:table-cell office:value-type="float" office:value="5.2918240640637">
            <text:p>5.2918240641</text:p>
          </table:table-cell>
          <table:table-cell office:value-type="float" office:value="4.15318972338803">
            <text:p>4.1531897234</text:p>
          </table:table-cell>
          <table:table-cell office:value-type="float" office:value="9.32645579501808">
            <text:p>9.32645579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70">
            <text:p>770</text:p>
          </table:table-cell>
          <table:table-cell office:value-type="float" office:value="1450">
            <text:p>1450</text:p>
          </table:table-cell>
          <table:table-cell office:value-type="float" office:value="3338">
            <text:p>3338</text:p>
          </table:table-cell>
          <table:table-cell office:value-type="float" office:value="95.5">
            <text:p>95.5</text:p>
          </table:table-cell>
          <table:table-cell office:value-type="float" office:value="148.5">
            <text:p>148.5</text:p>
          </table:table-cell>
          <table:table-cell office:value-type="float" office:value="143">
            <text:p>143</text:p>
          </table:table-cell>
          <table:table-cell office:value-type="float" office:value="0.124025974025974">
            <text:p>0.124025974</text:p>
          </table:table-cell>
          <table:table-cell office:value-type="float" office:value="0.102413793103448">
            <text:p>0.1024137931</text:p>
          </table:table-cell>
          <table:table-cell office:value-type="float" office:value="0.042840023966447">
            <text:p>0.042840024</text:p>
          </table:table-cell>
          <table:table-cell office:value-type="float" office:value="1.46424049586777">
            <text:p>1.4642404959</text:p>
          </table:table-cell>
          <table:table-cell office:value-type="float" office:value="1.37900590249703">
            <text:p>1.3790059025</text:p>
          </table:table-cell>
          <table:table-cell office:value-type="float" office:value="1.15353720848332">
            <text:p>1.1535372085</text:p>
          </table:table-cell>
          <table:table-cell office:value-type="float" office:value="5.92854770417372">
            <text:p>5.9285477042</text:p>
          </table:table-cell>
          <table:table-cell office:value-type="float" office:value="7.10904632161958">
            <text:p>7.1090463216</text:p>
          </table:table-cell>
          <table:table-cell office:value-type="float" office:value="16.5240477861821">
            <text:p>16.524047786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12">
            <text:p>812</text:p>
          </table:table-cell>
          <table:table-cell office:value-type="float" office:value="1608">
            <text:p>1608</text:p>
          </table:table-cell>
          <table:table-cell office:value-type="float" office:value="3877">
            <text:p>3877</text:p>
          </table:table-cell>
          <table:table-cell office:value-type="float" office:value="27.125">
            <text:p>27.125</text:p>
          </table:table-cell>
          <table:table-cell office:value-type="float" office:value="118.375">
            <text:p>118.375</text:p>
          </table:table-cell>
          <table:table-cell office:value-type="float" office:value="155.375">
            <text:p>155.375</text:p>
          </table:table-cell>
          <table:table-cell office:value-type="float" office:value="0.0334051724137931">
            <text:p>0.0334051724</text:p>
          </table:table-cell>
          <table:table-cell office:value-type="float" office:value="0.0736162935323383">
            <text:p>0.0736162935</text:p>
          </table:table-cell>
          <table:table-cell office:value-type="float" office:value="0.0400760897601238">
            <text:p>0.0400760898</text:p>
          </table:table-cell>
          <table:table-cell office:value-type="float" office:value="1.11910527831451">
            <text:p>1.1191052783</text:p>
          </table:table-cell>
          <table:table-cell office:value-type="float" office:value="1.26827897036313">
            <text:p>1.2682789704</text:p>
          </table:table-cell>
          <table:table-cell office:value-type="float" office:value="1.14341425638254">
            <text:p>1.1434142564</text:p>
          </table:table-cell>
          <table:table-cell office:value-type="float" office:value="21.0943718382668">
            <text:p>21.0943718383</text:p>
          </table:table-cell>
          <table:table-cell office:value-type="float" office:value="9.75814709533781">
            <text:p>9.7581470953</text:p>
          </table:table-cell>
          <table:table-cell office:value-type="float" office:value="17.640082668182">
            <text:p>17.640082668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office:value-type="float" office:value="1703">
            <text:p>1703</text:p>
          </table:table-cell>
          <table:table-cell office:value-type="float" office:value="3860">
            <text:p>3860</text:p>
          </table:table-cell>
          <table:table-cell office:value-type="float" office:value="42.375">
            <text:p>42.375</text:p>
          </table:table-cell>
          <table:table-cell office:value-type="float" office:value="193.75">
            <text:p>193.75</text:p>
          </table:table-cell>
          <table:table-cell office:value-type="float" office:value="330.625">
            <text:p>330.625</text:p>
          </table:table-cell>
          <table:table-cell office:value-type="float" office:value="0.048931870669746">
            <text:p>0.0489318707</text:p>
          </table:table-cell>
          <table:table-cell office:value-type="float" office:value="0.113769817968291">
            <text:p>0.113769818</text:p>
          </table:table-cell>
          <table:table-cell office:value-type="float" office:value="0.0856541450777202">
            <text:p>0.0856541451</text:p>
          </table:table-cell>
          <table:table-cell office:value-type="float" office:value="1.1759544301599">
            <text:p>1.1759544302</text:p>
          </table:table-cell>
          <table:table-cell office:value-type="float" office:value="1.42356376299087">
            <text:p>1.423563763</text:p>
          </table:table-cell>
          <table:table-cell office:value-type="float" office:value="1.31416930760725">
            <text:p>1.3141693076</text:p>
          </table:table-cell>
          <table:table-cell office:value-type="float" office:value="14.5093707939221">
            <text:p>14.5093707939</text:p>
          </table:table-cell>
          <table:table-cell office:value-type="float" office:value="6.4328910029813">
            <text:p>6.432891003</text:p>
          </table:table-cell>
          <table:table-cell office:value-type="float" office:value="8.43422212617587">
            <text:p>8.434222126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office:value-type="float" office:value="1808">
            <text:p>1808</text:p>
          </table:table-cell>
          <table:table-cell office:value-type="float" office:value="4179">
            <text:p>4179</text:p>
          </table:table-cell>
          <table:table-cell office:value-type="float" office:value="87.5">
            <text:p>87.5</text:p>
          </table:table-cell>
          <table:table-cell office:value-type="float" office:value="123.5">
            <text:p>123.5</text:p>
          </table:table-cell>
          <table:table-cell office:value-type="float" office:value="136.75">
            <text:p>136.75</text:p>
          </table:table-cell>
          <table:table-cell office:value-type="float" office:value="0.098536036036036">
            <text:p>0.098536036</text:p>
          </table:table-cell>
          <table:table-cell office:value-type="float" office:value="0.0683075221238938">
            <text:p>0.0683075221</text:p>
          </table:table-cell>
          <table:table-cell office:value-type="float" office:value="0.0327231395070591">
            <text:p>0.0327231395</text:p>
          </table:table-cell>
          <table:table-cell office:value-type="float" office:value="1.36390645290561">
            <text:p>1.3639064529</text:p>
          </table:table-cell>
          <table:table-cell office:value-type="float" office:value="1.24822152588789">
            <text:p>1.2482215259</text:p>
          </table:table-cell>
          <table:table-cell office:value-type="float" office:value="1.11662976383874">
            <text:p>1.1166297638</text:p>
          </table:table-cell>
          <table:table-cell office:value-type="float" office:value="7.37559965535819">
            <text:p>7.3755996554</text:p>
          </table:table-cell>
          <table:table-cell office:value-type="float" office:value="10.4902074115665">
            <text:p>10.4902074116</text:p>
          </table:table-cell>
          <table:table-cell office:value-type="float" office:value="21.5268860677353">
            <text:p>21.526886067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895">
            <text:p>895</text:p>
          </table:table-cell>
          <table:table-cell office:value-type="float" office:value="1866">
            <text:p>1866</text:p>
          </table:table-cell>
          <table:table-cell office:value-type="float" office:value="5076">
            <text:p>5076</text:p>
          </table:table-cell>
          <table:table-cell office:value-type="float" office:value="31.25">
            <text:p>31.25</text:p>
          </table:table-cell>
          <table:table-cell office:value-type="float" office:value="167">
            <text:p>167</text:p>
          </table:table-cell>
          <table:table-cell office:value-type="float" office:value="90.75">
            <text:p>90.75</text:p>
          </table:table-cell>
          <table:table-cell office:value-type="float" office:value="0.0349162011173184">
            <text:p>0.0349162011</text:p>
          </table:table-cell>
          <table:table-cell office:value-type="float" office:value="0.0894962486602358">
            <text:p>0.0894962487</text:p>
          </table:table-cell>
          <table:table-cell office:value-type="float" office:value="0.0178782505910166">
            <text:p>0.0178782506</text:p>
          </table:table-cell>
          <table:table-cell office:value-type="float" office:value="1.12459622046753">
            <text:p>1.1245962205</text:p>
          </table:table-cell>
          <table:table-cell office:value-type="float" office:value="1.32893564421836">
            <text:p>1.3289356442</text:p>
          </table:table-cell>
          <table:table-cell office:value-type="float" office:value="1.06320035548318">
            <text:p>1.0632003555</text:p>
          </table:table-cell>
          <table:table-cell office:value-type="float" office:value="20.1963264530229">
            <text:p>20.196326453</text:p>
          </table:table-cell>
          <table:table-cell office:value-type="float" office:value="8.0866089407604">
            <text:p>8.08660894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60">
            <text:p>960</text:p>
          </table:table-cell>
          <table:table-cell office:value-type="float" office:value="1935">
            <text:p>1935</text:p>
          </table:table-cell>
          <table:table-cell office:value-type="float" office:value="3848">
            <text:p>3848</text:p>
          </table:table-cell>
          <table:table-cell office:value-type="float" office:value="31.375">
            <text:p>31.375</text:p>
          </table:table-cell>
          <table:table-cell office:value-type="float" office:value="121.625">
            <text:p>121.625</text:p>
          </table:table-cell>
          <table:table-cell office:value-type="float" office:value="186">
            <text:p>186</text:p>
          </table:table-cell>
          <table:table-cell office:value-type="float" office:value="0.0326822916666667">
            <text:p>0.0326822917</text:p>
          </table:table-cell>
          <table:table-cell office:value-type="float" office:value="0.0628552971576227">
            <text:p>0.0628552972</text:p>
          </table:table-cell>
          <table:table-cell office:value-type="float" office:value="0.0483367983367983">
            <text:p>0.0483367983</text:p>
          </table:table-cell>
          <table:table-cell office:value-type="float" office:value="1.11648155992296">
            <text:p>1.1164815599</text:p>
          </table:table-cell>
          <table:table-cell office:value-type="float" office:value="1.22773708527799">
            <text:p>1.2277370853</text:p>
          </table:table-cell>
          <table:table-cell office:value-type="float" office:value="1.17375822848276">
            <text:p>1.1737582285</text:p>
          </table:table-cell>
          <table:table-cell office:value-type="float" office:value="21.5533628114911">
            <text:p>21.5533628115</text:p>
          </table:table-cell>
          <table:table-cell office:value-type="float" office:value="11.3707179992159">
            <text:p>11.3707179992</text:p>
          </table:table-cell>
          <table:table-cell office:value-type="float" office:value="14.6837951517565">
            <text:p>14.68379515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06">
            <text:p>1206</text:p>
          </table:table-cell>
          <table:table-cell office:value-type="float" office:value="2148">
            <text:p>2148</text:p>
          </table:table-cell>
          <table:table-cell office:value-type="float" office:value="4205">
            <text:p>4205</text:p>
          </table:table-cell>
          <table:table-cell office:value-type="float" office:value="43.75">
            <text:p>43.75</text:p>
          </table:table-cell>
          <table:table-cell office:value-type="float" office:value="147">
            <text:p>147</text:p>
          </table:table-cell>
          <table:table-cell office:value-type="float" office:value="244">
            <text:p>244</text:p>
          </table:table-cell>
          <table:table-cell office:value-type="float" office:value="0.0362769485903814">
            <text:p>0.0362769486</text:p>
          </table:table-cell>
          <table:table-cell office:value-type="float" office:value="0.0684357541899441">
            <text:p>0.0684357542</text:p>
          </table:table-cell>
          <table:table-cell office:value-type="float" office:value="0.058026159334126">
            <text:p>0.0580261593</text:p>
          </table:table-cell>
          <table:table-cell office:value-type="float" office:value="1.12954871338443">
            <text:p>1.1295487134</text:p>
          </table:table-cell>
          <table:table-cell office:value-type="float" office:value="1.24870470646984">
            <text:p>1.2487047065</text:p>
          </table:table-cell>
          <table:table-cell office:value-type="float" office:value="1.2096909465969">
            <text:p>1.2096909466</text:p>
          </table:table-cell>
          <table:table-cell office:value-type="float" office:value="19.4516124455399">
            <text:p>19.4516124455</text:p>
          </table:table-cell>
          <table:table-cell office:value-type="float" office:value="10.4711866105108">
            <text:p>10.4711866105</text:p>
          </table:table-cell>
          <table:table-cell office:value-type="float" office:value="12.2887414752205">
            <text:p>12.288741475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206">
            <text:p>1206</text:p>
          </table:table-cell>
          <table:table-cell office:value-type="float" office:value="2339">
            <text:p>2339</text:p>
          </table:table-cell>
          <table:table-cell office:value-type="float" office:value="4157">
            <text:p>4157</text:p>
          </table:table-cell>
          <table:table-cell office:value-type="float" office:value="103.125">
            <text:p>103.125</text:p>
          </table:table-cell>
          <table:table-cell office:value-type="float" office:value="162">
            <text:p>162</text:p>
          </table:table-cell>
          <table:table-cell office:value-type="float" office:value="239.875">
            <text:p>239.875</text:p>
          </table:table-cell>
          <table:table-cell office:value-type="float" office:value="0.0855099502487562">
            <text:p>0.0855099502</text:p>
          </table:table-cell>
          <table:table-cell office:value-type="float" office:value="0.0692603676784951">
            <text:p>0.0692603677</text:p>
          </table:table-cell>
          <table:table-cell office:value-type="float" office:value="0.057703872985326">
            <text:p>0.057703873</text:p>
          </table:table-cell>
          <table:table-cell office:value-type="float" office:value="1.31361625099007">
            <text:p>1.313616251</text:p>
          </table:table-cell>
          <table:table-cell office:value-type="float" office:value="1.25181340399541">
            <text:p>1.251813404</text:p>
          </table:table-cell>
          <table:table-cell office:value-type="float" office:value="1.20848983988535">
            <text:p>1.2084898399</text:p>
          </table:table-cell>
          <table:table-cell office:value-type="float" office:value="8.44787594498552">
            <text:p>8.447875945</text:p>
          </table:table-cell>
          <table:table-cell office:value-type="float" office:value="10.3505529593978">
            <text:p>10.3505529594</text:p>
          </table:table-cell>
          <table:table-cell office:value-type="float" office:value="12.3554763884974">
            <text:p>12.355476388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325">
            <text:p>1325</text:p>
          </table:table-cell>
          <table:table-cell office:value-type="float" office:value="2402">
            <text:p>2402</text:p>
          </table:table-cell>
          <table:table-cell office:value-type="float" office:value="3844">
            <text:p>3844</text:p>
          </table:table-cell>
          <table:table-cell office:value-type="float" office:value="78.875">
            <text:p>78.875</text:p>
          </table:table-cell>
          <table:table-cell office:value-type="float" office:value="102.75">
            <text:p>102.75</text:p>
          </table:table-cell>
          <table:table-cell office:value-type="float" office:value="242.75">
            <text:p>242.75</text:p>
          </table:table-cell>
          <table:table-cell office:value-type="float" office:value="0.0595283018867925">
            <text:p>0.0595283019</text:p>
          </table:table-cell>
          <table:table-cell office:value-type="float" office:value="0.0427768526228143">
            <text:p>0.0427768526</text:p>
          </table:table-cell>
          <table:table-cell office:value-type="float" office:value="0.0631503642039542">
            <text:p>0.0631503642</text:p>
          </table:table-cell>
          <table:table-cell office:value-type="float" office:value="1.2152945493058">
            <text:p>1.2152945493</text:p>
          </table:table-cell>
          <table:table-cell office:value-type="float" office:value="1.15330550805567">
            <text:p>1.1533055081</text:p>
          </table:table-cell>
          <table:table-cell office:value-type="float" office:value="1.22884269297206">
            <text:p>1.228842693</text:p>
          </table:table-cell>
          <table:table-cell office:value-type="float" office:value="11.9872275835237">
            <text:p>11.9872275835</text:p>
          </table:table-cell>
          <table:table-cell office:value-type="float" office:value="16.5479451850555">
            <text:p>16.5479451851</text:p>
          </table:table-cell>
          <table:table-cell office:value-type="float" office:value="11.3191757316136">
            <text:p>11.31917573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96">
            <text:p>1396</text:p>
          </table:table-cell>
          <table:table-cell office:value-type="float" office:value="2544">
            <text:p>2544</text:p>
          </table:table-cell>
          <table:table-cell office:value-type="float" office:value="4334">
            <text:p>4334</text:p>
          </table:table-cell>
          <table:table-cell office:value-type="float" office:value="118">
            <text:p>118</text:p>
          </table:table-cell>
          <table:table-cell office:value-type="float" office:value="90.875">
            <text:p>90.875</text:p>
          </table:table-cell>
          <table:table-cell office:value-type="float" office:value="255">
            <text:p>255</text:p>
          </table:table-cell>
          <table:table-cell office:value-type="float" office:value="0.0845272206303725">
            <text:p>0.0845272206</text:p>
          </table:table-cell>
          <table:table-cell office:value-type="float" office:value="0.0357213050314465">
            <text:p>0.035721305</text:p>
          </table:table-cell>
          <table:table-cell office:value-type="float" office:value="0.0588371019843101">
            <text:p>0.058837102</text:p>
          </table:table-cell>
          <table:table-cell office:value-type="float" office:value="1.3098491802202">
            <text:p>1.3098491802</text:p>
          </table:table-cell>
          <table:table-cell office:value-type="float" office:value="1.12752555041104">
            <text:p>1.1275255504</text:p>
          </table:table-cell>
          <table:table-cell office:value-type="float" office:value="1.21271499390211">
            <text:p>1.2127149939</text:p>
          </table:table-cell>
          <table:table-cell office:value-type="float" office:value="8.54217062836112">
            <text:p>8.5421706284</text:p>
          </table:table-cell>
          <table:table-cell office:value-type="float" office:value="19.7488536023508">
            <text:p>19.7488536024</text:p>
          </table:table-cell>
          <table:table-cell office:value-type="float" office:value="12.1240552755722">
            <text:p>12.124055275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87">
            <text:p>1387</text:p>
          </table:table-cell>
          <table:table-cell office:value-type="float" office:value="2506">
            <text:p>2506</text:p>
          </table:table-cell>
          <table:table-cell office:value-type="float" office:value="4672">
            <text:p>4672</text:p>
          </table:table-cell>
          <table:table-cell office:value-type="float" office:value="126.875">
            <text:p>126.875</text:p>
          </table:table-cell>
          <table:table-cell office:value-type="float" office:value="62.875">
            <text:p>62.875</text:p>
          </table:table-cell>
          <table:table-cell office:value-type="float" office:value="61.75">
            <text:p>61.75</text:p>
          </table:table-cell>
          <table:table-cell office:value-type="float" office:value="0.0914744051910598">
            <text:p>0.0914744052</text:p>
          </table:table-cell>
          <table:table-cell office:value-type="float" office:value="0.0250897845171588">
            <text:p>0.0250897845</text:p>
          </table:table-cell>
          <table:table-cell office:value-type="float" office:value="0.0132170376712329">
            <text:p>0.0132170377</text:p>
          </table:table-cell>
          <table:table-cell office:value-type="float" office:value="1.33656084910662">
            <text:p>1.3365608491</text:p>
          </table:table-cell>
          <table:table-cell office:value-type="float" office:value="1.08904806049281">
            <text:p>1.0890480605</text:p>
          </table:table-cell>
          <table:table-cell office:value-type="float" office:value="1.04660202441553">
            <text:p>1.0466020244</text:p>
          </table:table-cell>
          <table:table-cell office:value-type="float" office:value="7.91901697255678">
            <text:p>7.9190169726</text:p>
          </table:table-cell>
          <table:table-cell office:value-type="float" office:value="27.9718115799691">
            <text:p>27.97181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65">
            <text:p>1565</text:p>
          </table:table-cell>
          <table:table-cell office:value-type="float" office:value="2910">
            <text:p>2910</text:p>
          </table:table-cell>
          <table:table-cell office:value-type="float" office:value="5111">
            <text:p>5111</text:p>
          </table:table-cell>
          <table:table-cell office:value-type="float" office:value="87.5">
            <text:p>87.5</text:p>
          </table:table-cell>
          <table:table-cell office:value-type="float" office:value="113.75">
            <text:p>113.75</text:p>
          </table:table-cell>
          <table:table-cell office:value-type="float" office:value="326.875">
            <text:p>326.875</text:p>
          </table:table-cell>
          <table:table-cell office:value-type="float" office:value="0.0559105431309904">
            <text:p>0.0559105431</text:p>
          </table:table-cell>
          <table:table-cell office:value-type="float" office:value="0.0390893470790378">
            <text:p>0.0390893471</text:p>
          </table:table-cell>
          <table:table-cell office:value-type="float" office:value="0.0639551946781452">
            <text:p>0.0639551947</text:p>
          </table:table-cell>
          <table:table-cell office:value-type="float" office:value="1.20181383907154">
            <text:p>1.2018138391</text:p>
          </table:table-cell>
          <table:table-cell office:value-type="float" office:value="1.13980754980456">
            <text:p>1.1398075498</text:p>
          </table:table-cell>
          <table:table-cell office:value-type="float" office:value="1.23186010454909">
            <text:p>1.2318601045</text:p>
          </table:table-cell>
          <table:table-cell office:value-type="float" office:value="12.7408637071458">
            <text:p>12.7408637071</text:p>
          </table:table-cell>
          <table:table-cell office:value-type="float" office:value="18.076739386888">
            <text:p>18.0767393869</text:p>
          </table:table-cell>
          <table:table-cell office:value-type="float" office:value="11.181005153384">
            <text:p>11.181005153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88">
            <text:p>1788</text:p>
          </table:table-cell>
          <table:table-cell office:value-type="float" office:value="3078">
            <text:p>3078</text:p>
          </table:table-cell>
          <table:table-cell office:value-type="float" office:value="5994">
            <text:p>5994</text:p>
          </table:table-cell>
          <table:table-cell office:value-type="float" office:value="60.5">
            <text:p>60.5</text:p>
          </table:table-cell>
          <table:table-cell office:value-type="float" office:value="97.5">
            <text:p>97.5</text:p>
          </table:table-cell>
          <table:table-cell office:value-type="float" office:value="313.5">
            <text:p>313.5</text:p>
          </table:table-cell>
          <table:table-cell office:value-type="float" office:value="0.0338366890380313">
            <text:p>0.033836689</text:p>
          </table:table-cell>
          <table:table-cell office:value-type="float" office:value="0.0316764132553606">
            <text:p>0.0316764133</text:p>
          </table:table-cell>
          <table:table-cell office:value-type="float" office:value="0.0523023023023023">
            <text:p>0.0523023023</text:p>
          </table:table-cell>
          <table:table-cell office:value-type="float" office:value="1.12067245782222">
            <text:p>1.1206724578</text:p>
          </table:table-cell>
          <table:table-cell office:value-type="float" office:value="1.11283410090094">
            <text:p>1.1128341009</text:p>
          </table:table-cell>
          <table:table-cell office:value-type="float" office:value="1.18841969847726">
            <text:p>1.1884196985</text:p>
          </table:table-cell>
          <table:table-cell office:value-type="float" office:value="20.8297284867437">
            <text:p>20.8297284867</text:p>
          </table:table-cell>
          <table:table-cell office:value-type="float" office:value="22.2268955996335">
            <text:p>22.2268955996</text:p>
          </table:table-cell>
          <table:table-cell office:value-type="float" office:value="13.5963377453778">
            <text:p>13.596337745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803">
            <text:p>1803</text:p>
          </table:table-cell>
          <table:table-cell office:value-type="float" office:value="2982">
            <text:p>2982</text:p>
          </table:table-cell>
          <table:table-cell office:value-type="float" office:value="5258">
            <text:p>5258</text:p>
          </table:table-cell>
          <table:table-cell office:value-type="float" office:value="66.75">
            <text:p>66.75</text:p>
          </table:table-cell>
          <table:table-cell office:value-type="float" office:value="91.75">
            <text:p>91.75</text:p>
          </table:table-cell>
          <table:table-cell office:value-type="float" office:value="-201">
            <text:p>-201</text:p>
          </table:table-cell>
          <table:table-cell office:value-type="float" office:value="0.0370216306156406">
            <text:p>0.0370216306</text:p>
          </table:table-cell>
          <table:table-cell office:value-type="float" office:value="0.0307679409792086">
            <text:p>0.030767941</text:p>
          </table:table-cell>
          <table:table-cell office:value-type="float" office:value="-0.0382274629136554">
            <text:p>-0.0382274629</text:p>
          </table:table-cell>
          <table:table-cell office:value-type="float" office:value="1.13226208537629">
            <text:p>1.1322620854</text:p>
          </table:table-cell>
          <table:table-cell office:value-type="float" office:value="1.10954325916375">
            <text:p>1.1095432592</text:p>
          </table:table-cell>
          <table:table-cell office:value-type="float" office:value="0.869068104087003">
            <text:p>0.8690681041</text:p>
          </table:table-cell>
          <table:table-cell office:value-type="float" office:value="19.0672358628465">
            <text:p>19.0672358628</text:p>
          </table:table-cell>
          <table:table-cell office:value-type="float" office:value="22.8730508941244">
            <text:p>22.8730508941</text:p>
          </table:table-cell>
          <table:table-cell office:value-type="float" office:value="-17.7833535338469">
            <text:p>-17.783353533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float" office:value="3130">
            <text:p>3130</text:p>
          </table:table-cell>
          <table:table-cell office:value-type="float" office:value="4821">
            <text:p>4821</text:p>
          </table:table-cell>
          <table:table-cell office:value-type="float" office:value="139.25">
            <text:p>139.25</text:p>
          </table:table-cell>
          <table:table-cell office:value-type="float" office:value="-49.75">
            <text:p>-49.75</text:p>
          </table:table-cell>
          <table:table-cell office:value-type="float" office:value="171">
            <text:p>171</text:p>
          </table:table-cell>
          <table:table-cell office:value-type="float" office:value="0.0701158106747231">
            <text:p>0.0701158107</text:p>
          </table:table-cell>
          <table:table-cell office:value-type="float" office:value="-0.0158945686900958">
            <text:p>-0.0158945687</text:p>
          </table:table-cell>
          <table:table-cell office:value-type="float" office:value="0.0354698195395146">
            <text:p>0.0354698195</text:p>
          </table:table-cell>
          <table:table-cell office:value-type="float" office:value="1.25504114209841">
            <text:p>1.2550411421</text:p>
          </table:table-cell>
          <table:table-cell office:value-type="float" office:value="0.944864178719799">
            <text:p>0.9448641787</text:p>
          </table:table-cell>
          <table:table-cell office:value-type="float" office:value="1.12661026026071">
            <text:p>1.1266102603</text:p>
          </table:table-cell>
          <table:table-cell office:value-type="float" office:value="10.2284067430321">
            <text:p>10.228406743</text:p>
          </table:table-cell>
          <table:table-cell office:value-type="float" office:value="0">
            <text:p>0</text:p>
          </table:table-cell>
          <table:table-cell office:value-type="float" office:value="19.8864466135797">
            <text:p>19.88644661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2" office:value-type="float" office:value="27">
            <text:p>27</text:p>
          </table:table-cell>
          <table:table-cell office:value-type="float" office:value="2055">
            <text:p>2055</text:p>
          </table:table-cell>
          <table:table-cell office:value-type="float" office:value="3300">
            <text:p>3300</text:p>
          </table:table-cell>
          <table:table-cell office:value-type="float" office:value="6111">
            <text:p>6111</text:p>
          </table:table-cell>
          <table:table-cell office:value-type="float" office:value="110.875">
            <text:p>110.875</text:p>
          </table:table-cell>
          <table:table-cell office:value-type="float" office:value="-77.25">
            <text:p>-77.25</text:p>
          </table:table-cell>
          <table:table-cell office:value-type="float" office:value="3.75">
            <text:p>3.75</text:p>
          </table:table-cell>
          <table:table-cell office:value-type="float" office:value="0.0539537712895377">
            <text:p>0.0539537713</text:p>
          </table:table-cell>
          <table:table-cell office:value-type="float" office:value="-0.0234090909090909">
            <text:p>-0.0234090909</text:p>
          </table:table-cell>
          <table:table-cell office:value-type="float" office:value="0.000613647520864016">
            <text:p>0.0006136475</text:p>
          </table:table-cell>
          <table:table-cell office:value-type="float" office:value="1.19454377800865">
            <text:p>1.194543778</text:p>
          </table:table-cell>
          <table:table-cell office:value-type="float" office:value="0.919142233471074">
            <text:p>0.9191422335</text:p>
          </table:table-cell>
          <table:table-cell office:value-type="float" office:value="1.00214850438705">
            <text:p>1.0021485044</text:p>
          </table:table-cell>
          <table:table-cell office:value-type="float" office:value="13.1905955052397">
            <text:p>13.1905955052</text:p>
          </table:table-cell>
          <table:table-cell office:value-type="float" office:value="-29.2622290025874">
            <text:p>-29.2622290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">
            <text:p>27</text:p>
          </table:table-cell>
          <table:table-cell office:value-type="float" office:value="1855">
            <text:p>1855</text:p>
          </table:table-cell>
          <table:table-cell office:value-type="float" office:value="3300">
            <text:p>3300</text:p>
          </table:table-cell>
          <table:table-cell office:value-type="float" office:value="5820">
            <text:p>5820</text:p>
          </table:table-cell>
          <table:table-cell office:value-type="float" office:value="-79.75">
            <text:p>-79.75</text:p>
          </table:table-cell>
          <table:table-cell office:value-type="float" office:value="-204.125">
            <text:p>-204.125</text:p>
          </table:table-cell>
          <table:table-cell office:value-type="float" office:value="-179.375">
            <text:p>-179.375</text:p>
          </table:table-cell>
          <table:table-cell office:value-type="float" office:value="-0.0429919137466307">
            <text:p>-0.0429919137</text:p>
          </table:table-cell>
          <table:table-cell office:value-type="float" office:value="-0.0618560606060606">
            <text:p>-0.0618560606</text:p>
          </table:table-cell>
          <table:table-cell office:value-type="float" office:value="-0.0308204467353952">
            <text:p>-0.0308204467</text:p>
          </table:table-cell>
          <table:table-cell office:value-type="float" office:value="0.853150978996084">
            <text:p>0.853150979</text:p>
          </table:table-cell>
          <table:table-cell office:value-type="float" office:value="0.791003085456841">
            <text:p>0.7910030855</text:p>
          </table:table-cell>
          <table:table-cell office:value-type="float" office:value="0.893990240302577">
            <text:p>0.8939902403</text:p>
          </table:table-cell>
          <table:table-cell office:value-type="float" office:value="-15.7736220112306">
            <text:p>-15.7736220112</text:p>
          </table:table-cell>
          <table:table-cell office:value-type="float" office:value="-10.8555471059335">
            <text:p>-10.8555471059</text:p>
          </table:table-cell>
          <table:table-cell office:value-type="float" office:value="-22.1414667593613">
            <text:p>-22.141466759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1645">
            <text:p>1645</text:p>
          </table:table-cell>
          <table:table-cell office:value-type="float" office:value="3325">
            <text:p>3325</text:p>
          </table:table-cell>
          <table:table-cell office:value-type="float" office:value="5626">
            <text:p>5626</text:p>
          </table:table-cell>
          <table:table-cell office:value-type="float" office:value="-77.75">
            <text:p>-77.75</text:p>
          </table:table-cell>
          <table:table-cell office:value-type="float" office:value="-155.625">
            <text:p>-155.625</text:p>
          </table:table-cell>
          <table:table-cell office:value-type="float" office:value="164.75">
            <text:p>164.75</text:p>
          </table:table-cell>
          <table:table-cell office:value-type="float" office:value="-0.0472644376899696">
            <text:p>-0.0472644377</text:p>
          </table:table-cell>
          <table:table-cell office:value-type="float" office:value="-0.0468045112781955">
            <text:p>-0.0468045113</text:p>
          </table:table-cell>
          <table:table-cell office:value-type="float" office:value="0.0292836829008176">
            <text:p>0.0292836829</text:p>
          </table:table-cell>
          <table:table-cell office:value-type="float" office:value="0.838952965142598">
            <text:p>0.8389529651</text:p>
          </table:table-cell>
          <table:table-cell office:value-type="float" office:value="0.840477908587258">
            <text:p>0.8404779086</text:p>
          </table:table-cell>
          <table:table-cell office:value-type="float" office:value="1.10417365695796">
            <text:p>1.104173657</text:p>
          </table:table-cell>
          <table:table-cell office:value-type="float" office:value="-14.315930267971">
            <text:p>-14.315930268</text:p>
          </table:table-cell>
          <table:table-cell office:value-type="float" office:value="-14.4600673070596">
            <text:p>-14.4600673071</text:p>
          </table:table-cell>
          <table:table-cell office:value-type="float" office:value="24.0149885869616">
            <text:p>24.01498858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065">
            <text:p>2065</text:p>
          </table:table-cell>
          <table:table-cell office:value-type="float" office:value="3325">
            <text:p>3325</text:p>
          </table:table-cell>
          <table:table-cell office:value-type="float" office:value="6032">
            <text:p>6032</text:p>
          </table:table-cell>
          <table:table-cell office:value-type="float" office:value="-32.25">
            <text:p>-32.25</text:p>
          </table:table-cell>
          <table:table-cell office:value-type="float" office:value="66">
            <text:p>66</text:p>
          </table:table-cell>
          <table:table-cell office:value-type="float" office:value="332.625">
            <text:p>332.625</text:p>
          </table:table-cell>
          <table:table-cell office:value-type="float" office:value="-0.0156174334140436">
            <text:p>-0.0156174334</text:p>
          </table:table-cell>
          <table:table-cell office:value-type="float" office:value="0.0198496240601504">
            <text:p>0.0198496241</text:p>
          </table:table-cell>
          <table:table-cell office:value-type="float" office:value="0.0551434018567639">
            <text:p>0.0551434019</text:p>
          </table:table-cell>
          <table:table-cell office:value-type="float" office:value="0.945817035334674">
            <text:p>0.9458170353</text:p>
          </table:table-cell>
          <table:table-cell office:value-type="float" office:value="1.07024593905817">
            <text:p>1.0702459391</text:p>
          </table:table-cell>
          <table:table-cell office:value-type="float" office:value="1.19896186424461">
            <text:p>1.1989618642</text:p>
          </table:table-cell>
          <table:table-cell table:number-columns-repeated="2" office:value-type="float" office:value="0">
            <text:p>0</text:p>
          </table:table-cell>
          <table:table-cell office:value-type="float" office:value="12.9133756743879">
            <text:p>12.913375674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1276">
            <text:p>1276</text:p>
          </table:table-cell>
          <table:table-cell office:value-type="float" office:value="3212">
            <text:p>3212</text:p>
          </table:table-cell>
          <table:table-cell office:value-type="float" office:value="5684">
            <text:p>5684</text:p>
          </table:table-cell>
          <table:table-cell office:value-type="float" office:value="-206.25">
            <text:p>-206.25</text:p>
          </table:table-cell>
          <table:table-cell office:value-type="float" office:value="-392.375">
            <text:p>-392.375</text:p>
          </table:table-cell>
          <table:table-cell office:value-type="float" office:value="261">
            <text:p>261</text:p>
          </table:table-cell>
          <table:table-cell office:value-type="float" office:value="-0.161637931034483">
            <text:p>-0.161637931</text:p>
          </table:table-cell>
          <table:table-cell office:value-type="float" office:value="-0.122159090909091">
            <text:p>-0.1221590909</text:p>
          </table:table-cell>
          <table:table-cell office:value-type="float" office:value="0.0459183673469388">
            <text:p>0.0459183673</text:p>
          </table:table-cell>
          <table:table-cell office:value-type="float" office:value="0.485475810047562">
            <text:p>0.48547581</text:p>
          </table:table-cell>
          <table:table-cell office:value-type="float" office:value="0.601691955061983">
            <text:p>0.6016919551</text:p>
          </table:table-cell>
          <table:table-cell office:value-type="float" office:value="1.16484693877551">
            <text:p>1.1648469388</text:p>
          </table:table-cell>
          <table:table-cell office:value-type="float" office:value="-3.93151845049485">
            <text:p>-3.9315184505</text:p>
          </table:table-cell>
          <table:table-cell office:value-type="float" office:value="-5.32003775790851">
            <text:p>-5.3200377579</text:p>
          </table:table-cell>
          <table:table-cell office:value-type="float" office:value="15.4391856875513">
            <text:p>15.439185687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870">
            <text:p>870</text:p>
          </table:table-cell>
          <table:table-cell office:value-type="float" office:value="3300">
            <text:p>3300</text:p>
          </table:table-cell>
          <table:table-cell office:value-type="float" office:value="5626">
            <text:p>5626</text:p>
          </table:table-cell>
          <table:table-cell office:value-type="float" office:value="-102.25">
            <text:p>-102.25</text:p>
          </table:table-cell>
          <table:table-cell office:value-type="float" office:value="-204.125">
            <text:p>-204.125</text:p>
          </table:table-cell>
          <table:table-cell office:value-type="float" office:value="-218.375">
            <text:p>-218.375</text:p>
          </table:table-cell>
          <table:table-cell office:value-type="float" office:value="-0.117528735632184">
            <text:p>-0.1175287356</text:p>
          </table:table-cell>
          <table:table-cell office:value-type="float" office:value="-0.0618560606060606">
            <text:p>-0.0618560606</text:p>
          </table:table-cell>
          <table:table-cell office:value-type="float" office:value="-0.038815321720583">
            <text:p>-0.0388153217</text:p>
          </table:table-cell>
          <table:table-cell office:value-type="float" office:value="0.615722912537984">
            <text:p>0.6157229125</text:p>
          </table:table-cell>
          <table:table-cell office:value-type="float" office:value="0.791003085456841">
            <text:p>0.7910030855</text:p>
          </table:table-cell>
          <table:table-cell office:value-type="float" office:value="0.867099367210493">
            <text:p>0.8670993672</text:p>
          </table:table-cell>
          <table:table-cell office:value-type="float" office:value="-5.54388894145359">
            <text:p>-5.5438889415</text:p>
          </table:table-cell>
          <table:table-cell office:value-type="float" office:value="-10.8555471059335">
            <text:p>-10.8555471059</text:p>
          </table:table-cell>
          <table:table-cell office:value-type="float" office:value="-17.5087060221477">
            <text:p>-17.508706022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609">
            <text:p>609</text:p>
          </table:table-cell>
          <table:table-cell office:value-type="float" office:value="3325">
            <text:p>3325</text:p>
          </table:table-cell>
          <table:table-cell office:value-type="float" office:value="6380">
            <text:p>6380</text:p>
          </table:table-cell>
          <table:table-cell office:value-type="float" office:value="55.875">
            <text:p>55.875</text:p>
          </table:table-cell>
          <table:table-cell office:value-type="float" office:value="-18.75">
            <text:p>-18.75</text:p>
          </table:table-cell>
          <table:table-cell office:value-type="float" office:value="224.75">
            <text:p>224.75</text:p>
          </table:table-cell>
          <table:table-cell office:value-type="float" office:value="0.0917487684729064">
            <text:p>0.0917487685</text:p>
          </table:table-cell>
          <table:table-cell office:value-type="float" office:value="-0.0056390977443609">
            <text:p>-0.0056390977</text:p>
          </table:table-cell>
          <table:table-cell office:value-type="float" office:value="0.0352272727272727">
            <text:p>0.0352272727</text:p>
          </table:table-cell>
          <table:table-cell office:value-type="float" office:value="1.33761964922711">
            <text:p>1.3376196492</text:p>
          </table:table-cell>
          <table:table-cell office:value-type="float" office:value="0.980325484764543">
            <text:p>0.9803254848</text:p>
          </table:table-cell>
          <table:table-cell office:value-type="float" office:value="1.12572773760331">
            <text:p>1.1257277376</text:p>
          </table:table-cell>
          <table:table-cell office:value-type="float" office:value="7.89634289298981">
            <text:p>7.896342893</text:p>
          </table:table-cell>
          <table:table-cell office:value-type="float" office:value="0">
            <text:p>0</text:p>
          </table:table-cell>
          <table:table-cell office:value-type="float" office:value="20.0210099367547">
            <text:p>20.021009936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638">
            <text:p>638</text:p>
          </table:table-cell>
          <table:table-cell office:value-type="float" office:value="3115">
            <text:p>3115</text:p>
          </table:table-cell>
          <table:table-cell office:value-type="float" office:value="7482">
            <text:p>7482</text:p>
          </table:table-cell>
          <table:table-cell office:value-type="float" office:value="271.375">
            <text:p>271.375</text:p>
          </table:table-cell>
          <table:table-cell office:value-type="float" office:value="-146">
            <text:p>-146</text:p>
          </table:table-cell>
          <table:table-cell office:value-type="float" office:value="43.5">
            <text:p>43.5</text:p>
          </table:table-cell>
          <table:table-cell office:value-type="float" office:value="0.425352664576802">
            <text:p>0.4253526646</text:p>
          </table:table-cell>
          <table:table-cell office:value-type="float" office:value="-0.0468699839486356">
            <text:p>-0.0468699839</text:p>
          </table:table-cell>
          <table:table-cell office:value-type="float" office:value="0.00581395348837209">
            <text:p>0.0058139535</text:p>
          </table:table-cell>
          <table:table-cell office:value-type="float" office:value="2.84334710897348">
            <text:p>2.843347109</text:p>
          </table:table-cell>
          <table:table-cell office:value-type="float" office:value="0.840260775154652">
            <text:p>0.8402607752</text:p>
          </table:table-cell>
          <table:table-cell office:value-type="float" office:value="1.02041508923743">
            <text:p>1.0204150892</text:p>
          </table:table-cell>
          <table:table-cell office:value-type="float" office:value="1.95572657885576">
            <text:p>1.9557265789</text:p>
          </table:table-cell>
          <table:table-cell office:value-type="float" office:value="-14.4393760787067">
            <text:p>-14.4393760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928">
            <text:p>928</text:p>
          </table:table-cell>
          <table:table-cell office:value-type="float" office:value="2625">
            <text:p>2625</text:p>
          </table:table-cell>
          <table:table-cell office:value-type="float" office:value="7714">
            <text:p>7714</text:p>
          </table:table-cell>
          <table:table-cell office:value-type="float" office:value="493">
            <text:p>493</text:p>
          </table:table-cell>
          <table:table-cell office:value-type="float" office:value="-100.625">
            <text:p>-100.625</text:p>
          </table:table-cell>
          <table:table-cell office:value-type="float" office:value="-7.25">
            <text:p>-7.25</text:p>
          </table:table-cell>
          <table:table-cell office:value-type="float" office:value="0.53125">
            <text:p>0.53125</text:p>
          </table:table-cell>
          <table:table-cell office:value-type="float" office:value="-0.0383333333333333">
            <text:p>-0.0383333333</text:p>
          </table:table-cell>
          <table:table-cell office:value-type="float" office:value="-0.00093984962406015">
            <text:p>-0.0009398496</text:p>
          </table:table-cell>
          <table:table-cell office:value-type="float" office:value="3.4125390625">
            <text:p>3.4125390625</text:p>
          </table:table-cell>
          <table:table-cell office:value-type="float" office:value="0.868713444444444">
            <text:p>0.8687134444</text:p>
          </table:table-cell>
          <table:table-cell office:value-type="float" office:value="0.996712257617729">
            <text:p>0.9967122576</text:p>
          </table:table-cell>
          <table:table-cell office:value-type="float" office:value="1.62678377379716">
            <text:p>1.6267837738</text:p>
          </table:table-cell>
          <table:table-cell office:value-type="float" office:value="-17.7332690535362">
            <text:p>-17.7332690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870">
            <text:p>870</text:p>
          </table:table-cell>
          <table:table-cell office:value-type="float" office:value="2992">
            <text:p>2992</text:p>
          </table:table-cell>
          <table:table-cell office:value-type="float" office:value="10150">
            <text:p>10150</text:p>
          </table:table-cell>
          <table:table-cell office:value-type="float" office:value="-102.25">
            <text:p>-102.25</text:p>
          </table:table-cell>
          <table:table-cell office:value-type="float" office:value="511.5">
            <text:p>511.5</text:p>
          </table:table-cell>
          <table:table-cell office:value-type="float" office:value="3276.5">
            <text:p>3276.5</text:p>
          </table:table-cell>
          <table:table-cell office:value-type="float" office:value="-0.117528735632184">
            <text:p>-0.1175287356</text:p>
          </table:table-cell>
          <table:table-cell office:value-type="float" office:value="0.170955882352941">
            <text:p>0.1709558824</text:p>
          </table:table-cell>
          <table:table-cell office:value-type="float" office:value="0.322807881773399">
            <text:p>0.3228078818</text:p>
          </table:table-cell>
          <table:table-cell office:value-type="float" office:value="0.615722912537984">
            <text:p>0.6157229125</text:p>
          </table:table-cell>
          <table:table-cell office:value-type="float" office:value="1.655628379109">
            <text:p>1.6556283791</text:p>
          </table:table-cell>
          <table:table-cell office:value-type="float" office:value="2.33406924613555">
            <text:p>2.3340692461</text:p>
          </table:table-cell>
          <table:table-cell office:value-type="float" office:value="-5.54388894145359">
            <text:p>-5.5438889415</text:p>
          </table:table-cell>
          <table:table-cell office:value-type="float" office:value="4.3919996545333">
            <text:p>4.3919996545</text:p>
          </table:table-cell>
          <table:table-cell office:value-type="float" office:value="2.47767892031019">
            <text:p>2.477678920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609">
            <text:p>609</text:p>
          </table:table-cell>
          <table:table-cell office:value-type="float" office:value="3204">
            <text:p>3204</text:p>
          </table:table-cell>
          <table:table-cell office:value-type="float" office:value="16385">
            <text:p>16385</text:p>
          </table:table-cell>
          <table:table-cell office:value-type="float" office:value="55.875">
            <text:p>55.875</text:p>
          </table:table-cell>
          <table:table-cell office:value-type="float" office:value="-135">
            <text:p>-135</text:p>
          </table:table-cell>
          <table:table-cell office:value-type="float" office:value="3146">
            <text:p>3146</text:p>
          </table:table-cell>
          <table:table-cell office:value-type="float" office:value="0.0917487684729064">
            <text:p>0.0917487685</text:p>
          </table:table-cell>
          <table:table-cell office:value-type="float" office:value="-0.0421348314606742">
            <text:p>-0.0421348315</text:p>
          </table:table-cell>
          <table:table-cell office:value-type="float" office:value="0.192004882514495">
            <text:p>0.1920048825</text:p>
          </table:table-cell>
          <table:table-cell office:value-type="float" office:value="1.33761964922711">
            <text:p>1.3376196492</text:p>
          </table:table-cell>
          <table:table-cell office:value-type="float" office:value="0.85600776417119">
            <text:p>0.8560077642</text:p>
          </table:table-cell>
          <table:table-cell office:value-type="float" office:value="1.74427420362317">
            <text:p>1.7442742036</text:p>
          </table:table-cell>
          <table:table-cell office:value-type="float" office:value="7.89634289298981">
            <text:p>7.896342893</text:p>
          </table:table-cell>
          <table:table-cell office:value-type="float" office:value="-16.1016330071733">
            <text:p>-16.1016330072</text:p>
          </table:table-cell>
          <table:table-cell office:value-type="float" office:value="3.94648339359096">
            <text:p>3.946483393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638">
            <text:p>638</text:p>
          </table:table-cell>
          <table:table-cell office:value-type="float" office:value="3190">
            <text:p>3190</text:p>
          </table:table-cell>
          <table:table-cell office:value-type="float" office:value="22910">
            <text:p>22910</text:p>
          </table:table-cell>
          <table:table-cell office:value-type="float" office:value="271.375">
            <text:p>271.375</text:p>
          </table:table-cell>
          <table:table-cell office:value-type="float" office:value="-184">
            <text:p>-184</text:p>
          </table:table-cell>
          <table:table-cell office:value-type="float" office:value="2645.375">
            <text:p>2645.375</text:p>
          </table:table-cell>
          <table:table-cell office:value-type="float" office:value="0.425352664576802">
            <text:p>0.4253526646</text:p>
          </table:table-cell>
          <table:table-cell office:value-type="float" office:value="-0.0576802507836991">
            <text:p>-0.0576802508</text:p>
          </table:table-cell>
          <table:table-cell office:value-type="float" office:value="0.115468136185072">
            <text:p>0.1154681362</text:p>
          </table:table-cell>
          <table:table-cell office:value-type="float" office:value="2.84334710897348">
            <text:p>2.843347109</text:p>
          </table:table-cell>
          <table:table-cell office:value-type="float" office:value="0.804640064464775">
            <text:p>0.8046400645</text:p>
          </table:table-cell>
          <table:table-cell office:value-type="float" office:value="1.4302709419769">
            <text:p>1.430270942</text:p>
          </table:table-cell>
          <table:table-cell office:value-type="float" office:value="1.95572657885576">
            <text:p>1.9557265789</text:p>
          </table:table-cell>
          <table:table-cell office:value-type="float" office:value="-11.6670574518184">
            <text:p>-11.6670574518</text:p>
          </table:table-cell>
          <table:table-cell office:value-type="float" office:value="6.34319328461671">
            <text:p>6.343193284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870">
            <text:p>870</text:p>
          </table:table-cell>
          <table:table-cell office:value-type="float" office:value="2910">
            <text:p>2910</text:p>
          </table:table-cell>
          <table:table-cell office:value-type="float" office:value="26100">
            <text:p>26100</text:p>
          </table:table-cell>
          <table:table-cell office:value-type="float" office:value="-18.125">
            <text:p>-18.125</text:p>
          </table:table-cell>
          <table:table-cell office:value-type="float" office:value="-60.625">
            <text:p>-60.625</text:p>
          </table:table-cell>
          <table:table-cell office:value-type="float" office:value="2048.125">
            <text:p>2048.125</text:p>
          </table:table-cell>
          <table:table-cell table:number-columns-repeated="2" office:value-type="float" office:value="-0.0208333333333333">
            <text:p>-0.0208333333</text:p>
          </table:table-cell>
          <table:table-cell office:value-type="float" office:value="0.0784722222222222">
            <text:p>0.0784722222</text:p>
          </table:table-cell>
          <table:table-cell table:number-columns-repeated="2" office:value-type="float" office:value="0.927934027777778">
            <text:p>0.9279340278</text:p>
          </table:table-cell>
          <table:table-cell office:value-type="float" office:value="1.28672224151235">
            <text:p>1.2867222415</text:p>
          </table:table-cell>
          <table:table-cell table:number-columns-repeated="2" office:value-type="float" office:value="-32.9232749929788">
            <text:p>-32.923274993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609">
            <text:p>609</text:p>
          </table:table-cell>
          <table:table-cell office:value-type="float" office:value="3944">
            <text:p>3944</text:p>
          </table:table-cell>
          <table:table-cell office:value-type="float" office:value="30450">
            <text:p>30450</text:p>
          </table:table-cell>
          <table:table-cell office:value-type="float" office:value="148.625">
            <text:p>148.625</text:p>
          </table:table-cell>
          <table:table-cell office:value-type="float" office:value="674.25">
            <text:p>674.25</text:p>
          </table:table-cell>
          <table:table-cell office:value-type="float" office:value="1468.125">
            <text:p>1468.125</text:p>
          </table:table-cell>
          <table:table-cell office:value-type="float" office:value="0.244047619047619">
            <text:p>0.244047619</text:p>
          </table:table-cell>
          <table:table-cell office:value-type="float" office:value="0.170955882352941">
            <text:p>0.1709558824</text:p>
          </table:table-cell>
          <table:table-cell office:value-type="float" office:value="0.0482142857142857">
            <text:p>0.0482142857</text:p>
          </table:table-cell>
          <table:table-cell office:value-type="float" office:value="1.97090277777778">
            <text:p>1.9709027778</text:p>
          </table:table-cell>
          <table:table-cell office:value-type="float" office:value="1.655628379109">
            <text:p>1.6556283791</text:p>
          </table:table-cell>
          <table:table-cell office:value-type="float" office:value="1.17330625">
            <text:p>1.17330625</text:p>
          </table:table-cell>
          <table:table-cell office:value-type="float" office:value="3.17418287951519">
            <text:p>3.1741828795</text:p>
          </table:table-cell>
          <table:table-cell office:value-type="float" office:value="4.3919996545333">
            <text:p>4.3919996545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638">
            <text:p>638</text:p>
          </table:table-cell>
          <table:table-cell office:value-type="float" office:value="5170">
            <text:p>5170</text:p>
          </table:table-cell>
          <table:table-cell office:value-type="float" office:value="29580">
            <text:p>29580</text:p>
          </table:table-cell>
          <table:table-cell office:value-type="float" office:value="340.75">
            <text:p>340.75</text:p>
          </table:table-cell>
          <table:table-cell office:value-type="float" office:value="33">
            <text:p>33</text:p>
          </table:table-cell>
          <table:table-cell office:value-type="float" office:value="-126.875">
            <text:p>-126.875</text:p>
          </table:table-cell>
          <table:table-cell office:value-type="float" office:value="0.534090909090909">
            <text:p>0.5340909091</text:p>
          </table:table-cell>
          <table:table-cell office:value-type="float" office:value="0.00638297872340426">
            <text:p>0.0063829787</text:p>
          </table:table-cell>
          <table:table-cell office:value-type="float" office:value="-0.00428921568627451">
            <text:p>-0.0042892157</text:p>
          </table:table-cell>
          <table:table-cell office:value-type="float" office:value="3.42841425619835">
            <text:p>3.4284142562</text:p>
          </table:table-cell>
          <table:table-cell office:value-type="float" office:value="1.02242028066999">
            <text:p>1.0224202807</text:p>
          </table:table-cell>
          <table:table-cell office:value-type="float" office:value="0.985023803945598">
            <text:p>0.9850238039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928">
            <text:p>928</text:p>
          </table:table-cell>
          <table:table-cell office:value-type="float" office:value="6264">
            <text:p>6264</text:p>
          </table:table-cell>
          <table:table-cell office:value-type="float" office:value="25230">
            <text:p>25230</text:p>
          </table:table-cell>
          <table:table-cell office:value-type="float" office:value="493">
            <text:p>493</text:p>
          </table:table-cell>
          <table:table-cell office:value-type="float" office:value="-279">
            <text:p>-279</text:p>
          </table:table-cell>
          <table:table-cell office:value-type="float" office:value="-1123.75">
            <text:p>-1123.7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-0.0445402298850575">
            <text:p>-0.0445402299</text:p>
          </table:table-cell>
          <table:table-cell office:value-type="float" office:value="3.4125390625">
            <text:p>3.4125390625</text:p>
          </table:table-cell>
          <table:table-cell table:number-columns-repeated="2" office:value-type="float" office:value="0.847997506275598">
            <text:p>0.8479975063</text:p>
          </table:table-cell>
          <table:table-cell office:value-type="float" office:value="1.62678377379716">
            <text:p>1.6267837738</text:p>
          </table:table-cell>
          <table:table-cell table:number-columns-repeated="2" office:value-type="float" office:value="-15.2130668835539">
            <text:p>-15.213066883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2030">
            <text:p>2030</text:p>
          </table:table-cell>
          <table:table-cell office:value-type="float" office:value="6516">
            <text:p>6516</text:p>
          </table:table-cell>
          <table:table-cell office:value-type="float" office:value="21025">
            <text:p>21025</text:p>
          </table:table-cell>
          <table:table-cell office:value-type="float" office:value="652.5">
            <text:p>652.5</text:p>
          </table:table-cell>
          <table:table-cell office:value-type="float" office:value="-166.25">
            <text:p>-166.25</text:p>
          </table:table-cell>
          <table:table-cell office:value-type="float" office:value="-1046.5">
            <text:p>-1046.5</text:p>
          </table:table-cell>
          <table:table-cell office:value-type="float" office:value="0.321428571428571">
            <text:p>0.3214285714</text:p>
          </table:table-cell>
          <table:table-cell office:value-type="float" office:value="-0.0255141190914672">
            <text:p>-0.0255141191</text:p>
          </table:table-cell>
          <table:table-cell office:value-type="float" office:value="-0.0497740784780024">
            <text:p>-0.0497740785</text:p>
          </table:table-cell>
          <table:table-cell office:value-type="float" office:value="2.3275">
            <text:p>2.3275</text:p>
          </table:table-cell>
          <table:table-cell office:value-type="float" office:value="0.911976484914972">
            <text:p>0.9119764849</text:p>
          </table:table-cell>
          <table:table-cell office:value-type="float" office:value="0.830646544748127">
            <text:p>0.8306465447</text:p>
          </table:table-cell>
          <table:table-cell office:value-type="float" office:value="2.48695317275598">
            <text:p>2.4869531728</text:p>
          </table:table-cell>
          <table:table-cell office:value-type="float" office:value="-26.8191337178356">
            <text:p>-26.8191337178</text:p>
          </table:table-cell>
          <table:table-cell office:value-type="float" office:value="-13.57634412697">
            <text:p>-13.57634412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128">
            <text:p>128</text:p>
          </table:table-cell>
          <table:table-cell table:number-columns-repeated="2" office:value-type="float" office:value="64">
            <text:p>64</text:p>
          </table:table-cell>
          <table:table-cell office:value-type="float" office:value="3026">
            <text:p>3026</text:p>
          </table:table-cell>
          <table:table-cell office:value-type="float" office:value="7350">
            <text:p>7350</text:p>
          </table:table-cell>
          <table:table-cell office:value-type="float" office:value="21895">
            <text:p>21895</text:p>
          </table:table-cell>
          <table:table-cell office:value-type="float" office:value="418.625">
            <text:p>418.625</text:p>
          </table:table-cell>
          <table:table-cell office:value-type="float" office:value="354.375">
            <text:p>354.375</text:p>
          </table:table-cell>
          <table:table-cell office:value-type="float" office:value="-937">
            <text:p>-937</text:p>
          </table:table-cell>
          <table:table-cell office:value-type="float" office:value="0.138342696629213">
            <text:p>0.1383426966</text:p>
          </table:table-cell>
          <table:table-cell office:value-type="float" office:value="0.0482142857142857">
            <text:p>0.0482142857</text:p>
          </table:table-cell>
          <table:table-cell office:value-type="float" office:value="-0.0427951587120347">
            <text:p>-0.0427951587</text:p>
          </table:table-cell>
          <table:table-cell office:value-type="float" office:value="1.52171129355511">
            <text:p>1.5217112936</text:p>
          </table:table-cell>
          <table:table-cell office:value-type="float" office:value="1.17330625">
            <text:p>1.17330625</text:p>
          </table:table-cell>
          <table:table-cell office:value-type="float" office:value="0.853806538701888">
            <text:p>0.8538065387</text:p>
          </table:table-cell>
          <table:table-cell office:value-type="float" office:value="5.34945460518972">
            <text:p>5.3494546052</text:p>
          </table:table-cell>
          <table:table-cell office:value-type="float" office:value="14.7202397463358">
            <text:p>14.7202397463</text:p>
          </table:table-cell>
          <table:table-cell office:value-type="float" office:value="-15.8477597701831">
            <text:p>-15.847759770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3074">
            <text:p>3074</text:p>
          </table:table-cell>
          <table:table-cell office:value-type="float" office:value="7150">
            <text:p>7150</text:p>
          </table:table-cell>
          <table:table-cell office:value-type="float" office:value="15370">
            <text:p>15370</text:p>
          </table:table-cell>
          <table:table-cell office:value-type="float" office:value="-211.25">
            <text:p>-211.25</text:p>
          </table:table-cell>
          <table:table-cell office:value-type="float" office:value="181.25">
            <text:p>181.25</text:p>
          </table:table-cell>
          <table:table-cell office:value-type="float" office:value="-1056.375">
            <text:p>-1056.375</text:p>
          </table:table-cell>
          <table:table-cell office:value-type="float" office:value="-0.0687215354586858">
            <text:p>-0.0687215355</text:p>
          </table:table-cell>
          <table:table-cell office:value-type="float" office:value="0.0253496503496503">
            <text:p>0.0253496503</text:p>
          </table:table-cell>
          <table:table-cell office:value-type="float" office:value="-0.0687296681847755">
            <text:p>-0.0687296682</text:p>
          </table:table-cell>
          <table:table-cell office:value-type="float" office:value="0.768731018788767">
            <text:p>0.7687310188</text:p>
          </table:table-cell>
          <table:table-cell office:value-type="float" office:value="1.08998328157856">
            <text:p>1.0899832816</text:p>
          </table:table-cell>
          <table:table-cell office:value-type="float" office:value="0.768704745239313">
            <text:p>0.7687047452</text:p>
          </table:table-cell>
          <table:table-cell office:value-type="float" office:value="-9.7356311031762">
            <text:p>-9.7356311032</text:p>
          </table:table-cell>
          <table:table-cell office:value-type="float" office:value="27.6885887952574">
            <text:p>27.6885887953</text:p>
          </table:table-cell>
          <table:table-cell office:value-type="float" office:value="-9.73443709315159">
            <text:p>-9.734437093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784">
            <text:p>2784</text:p>
          </table:table-cell>
          <table:table-cell office:value-type="float" office:value="7192">
            <text:p>7192</text:p>
          </table:table-cell>
          <table:table-cell office:value-type="float" office:value="17460">
            <text:p>17460</text:p>
          </table:table-cell>
          <table:table-cell office:value-type="float" office:value="-138.25">
            <text:p>-138.25</text:p>
          </table:table-cell>
          <table:table-cell office:value-type="float" office:value="543.75">
            <text:p>543.75</text:p>
          </table:table-cell>
          <table:table-cell office:value-type="float" office:value="1370.125">
            <text:p>1370.125</text:p>
          </table:table-cell>
          <table:table-cell office:value-type="float" office:value="-0.0496587643678161">
            <text:p>-0.0496587644</text:p>
          </table:table-cell>
          <table:table-cell office:value-type="float" office:value="0.0756048387096774">
            <text:p>0.0756048387</text:p>
          </table:table-cell>
          <table:table-cell office:value-type="float" office:value="0.0784722222222222">
            <text:p>0.0784722222</text:p>
          </table:table-cell>
          <table:table-cell office:value-type="float" office:value="0.831027670754579">
            <text:p>0.8310276708</text:p>
          </table:table-cell>
          <table:table-cell office:value-type="float" office:value="1.27582047509105">
            <text:p>1.2758204751</text:p>
          </table:table-cell>
          <table:table-cell office:value-type="float" office:value="1.28672224151235">
            <text:p>1.2867222415</text:p>
          </table:table-cell>
          <table:table-cell office:value-type="float" office:value="-13.6086888091455">
            <text:p>-13.6086888091</text:p>
          </table:table-cell>
          <table:table-cell office:value-type="float" office:value="9.51039077566966">
            <text:p>9.5103907757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3546">
            <text:p>3546</text:p>
          </table:table-cell>
          <table:table-cell office:value-type="float" office:value="7075">
            <text:p>7075</text:p>
          </table:table-cell>
          <table:table-cell office:value-type="float" office:value="20370">
            <text:p>20370</text:p>
          </table:table-cell>
          <table:table-cell office:value-type="float" office:value="-37.25">
            <text:p>-37.25</text:p>
          </table:table-cell>
          <table:table-cell office:value-type="float" office:value="415.625">
            <text:p>415.625</text:p>
          </table:table-cell>
          <table:table-cell office:value-type="float" office:value="982.125">
            <text:p>982.125</text:p>
          </table:table-cell>
          <table:table-cell office:value-type="float" office:value="-0.0105047941342358">
            <text:p>-0.0105047941</text:p>
          </table:table-cell>
          <table:table-cell office:value-type="float" office:value="0.0587455830388693">
            <text:p>0.058745583</text:p>
          </table:table-cell>
          <table:table-cell office:value-type="float" office:value="0.0482142857142857">
            <text:p>0.0482142857</text:p>
          </table:table-cell>
          <table:table-cell office:value-type="float" office:value="0.963449507901788">
            <text:p>0.9634495079</text:p>
          </table:table-cell>
          <table:table-cell office:value-type="float" office:value="1.21237358594813">
            <text:p>1.2123735859</text:p>
          </table:table-cell>
          <table:table-cell office:value-type="float" office:value="1.17330625">
            <text:p>1.17330625</text:p>
          </table:table-cell>
          <table:table-cell office:value-type="float" office:value="0">
            <text:p>0</text:p>
          </table:table-cell>
          <table:table-cell office:value-type="float" office:value="12.1424133906124">
            <text:p>12.142413390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4224">
            <text:p>4224</text:p>
          </table:table-cell>
          <table:table-cell office:value-type="float" office:value="8294">
            <text:p>8294</text:p>
          </table:table-cell>
          <table:table-cell office:value-type="float" office:value="22954">
            <text:p>22954</text:p>
          </table:table-cell>
          <table:table-cell office:value-type="float" office:value="-266.625">
            <text:p>-266.625</text:p>
          </table:table-cell>
          <table:table-cell office:value-type="float" office:value="210.25">
            <text:p>210.25</text:p>
          </table:table-cell>
          <table:table-cell office:value-type="float" office:value="-437.375">
            <text:p>-437.375</text:p>
          </table:table-cell>
          <table:table-cell office:value-type="float" office:value="-0.0631214488636364">
            <text:p>-0.0631214489</text:p>
          </table:table-cell>
          <table:table-cell office:value-type="float" office:value="0.0253496503496503">
            <text:p>0.0253496503</text:p>
          </table:table-cell>
          <table:table-cell office:value-type="float" office:value="-0.0190544131741744">
            <text:p>-0.0190544132</text:p>
          </table:table-cell>
          <table:table-cell office:value-type="float" office:value="0.786884190898296">
            <text:p>0.7868841909</text:p>
          </table:table-cell>
          <table:table-cell office:value-type="float" office:value="1.08998328157856">
            <text:p>1.0899832816</text:p>
          </table:table-cell>
          <table:table-cell office:value-type="float" office:value="0.934021172386757">
            <text:p>0.9340211724</text:p>
          </table:table-cell>
          <table:table-cell office:value-type="float" office:value="-10.6308276307398">
            <text:p>-10.6308276307</text:p>
          </table:table-cell>
          <table:table-cell office:value-type="float" office:value="27.6885887952574">
            <text:p>27.6885887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2">
            <text:p>32</text:p>
          </table:table-cell>
          <table:table-cell office:value-type="float" office:value="3074">
            <text:p>3074</text:p>
          </table:table-cell>
          <table:table-cell office:value-type="float" office:value="6994">
            <text:p>6994</text:p>
          </table:table-cell>
          <table:table-cell office:value-type="float" office:value="21129">
            <text:p>21129</text:p>
          </table:table-cell>
          <table:table-cell office:value-type="float" office:value="-409.5">
            <text:p>-409.5</text:p>
          </table:table-cell>
          <table:table-cell office:value-type="float" office:value="42.625">
            <text:p>42.625</text:p>
          </table:table-cell>
          <table:table-cell office:value-type="float" office:value="128.875">
            <text:p>128.875</text:p>
          </table:table-cell>
          <table:table-cell office:value-type="float" office:value="-0.133214053350683">
            <text:p>-0.1332140534</text:p>
          </table:table-cell>
          <table:table-cell office:value-type="float" office:value="0.00609450957963969">
            <text:p>0.0060945096</text:p>
          </table:table-cell>
          <table:table-cell office:value-type="float" office:value="0.00609943679303327">
            <text:p>0.0060994368</text:p>
          </table:table-cell>
          <table:table-cell office:value-type="float" office:value="0.568532941932442">
            <text:p>0.5685329419</text:p>
          </table:table-cell>
          <table:table-cell office:value-type="float" office:value="1.02140358390089">
            <text:p>1.0214035839</text:p>
          </table:table-cell>
          <table:table-cell office:value-type="float" office:value="1.02142094690883">
            <text:p>1.0214209469</text:p>
          </table:table-cell>
          <table:table-cell office:value-type="float" office:value="-4.84843003053084">
            <text:p>-4.84843003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784">
            <text:p>2784</text:p>
          </table:table-cell>
          <table:table-cell office:value-type="float" office:value="6516">
            <text:p>6516</text:p>
          </table:table-cell>
          <table:table-cell office:value-type="float" office:value="19699">
            <text:p>19699</text:p>
          </table:table-cell>
          <table:table-cell office:value-type="float" office:value="-231.5">
            <text:p>-231.5</text:p>
          </table:table-cell>
          <table:table-cell office:value-type="float" office:value="-192">
            <text:p>-192</text:p>
          </table:table-cell>
          <table:table-cell office:value-type="float" office:value="739.75">
            <text:p>739.75</text:p>
          </table:table-cell>
          <table:table-cell office:value-type="float" office:value="-0.0831537356321839">
            <text:p>-0.0831537356</text:p>
          </table:table-cell>
          <table:table-cell office:value-type="float" office:value="-0.0294659300184162">
            <text:p>-0.02946593</text:p>
          </table:table-cell>
          <table:table-cell office:value-type="float" office:value="0.037552667648104">
            <text:p>0.0375526676</text:p>
          </table:table-cell>
          <table:table-cell office:value-type="float" office:value="0.722514431036547">
            <text:p>0.722514431</text:p>
          </table:table-cell>
          <table:table-cell office:value-type="float" office:value="0.89857099735797">
            <text:p>0.8985709974</text:p>
          </table:table-cell>
          <table:table-cell office:value-type="float" office:value="1.13419833434944">
            <text:p>1.1341983343</text:p>
          </table:table-cell>
          <table:table-cell office:value-type="float" office:value="-7.98414348569988">
            <text:p>-7.9841434857</text:p>
          </table:table-cell>
          <table:table-cell office:value-type="float" office:value="-23.1753812773488">
            <text:p>-23.1753812773</text:p>
          </table:table-cell>
          <table:table-cell office:value-type="float" office:value="18.8024453426296">
            <text:p>18.802445342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144">
            <text:p>3144</text:p>
          </table:table-cell>
          <table:table-cell office:value-type="float" office:value="6609">
            <text:p>6609</text:p>
          </table:table-cell>
          <table:table-cell office:value-type="float" office:value="19533">
            <text:p>19533</text:p>
          </table:table-cell>
          <table:table-cell office:value-type="float" office:value="-33.25">
            <text:p>-33.25</text:p>
          </table:table-cell>
          <table:table-cell office:value-type="float" office:value="-278.5">
            <text:p>-278.5</text:p>
          </table:table-cell>
          <table:table-cell office:value-type="float" office:value="843.125">
            <text:p>843.125</text:p>
          </table:table-cell>
          <table:table-cell office:value-type="float" office:value="-0.0105756997455471">
            <text:p>-0.0105756997</text:p>
          </table:table-cell>
          <table:table-cell office:value-type="float" office:value="-0.0421395067332426">
            <text:p>-0.0421395067</text:p>
          </table:table-cell>
          <table:table-cell office:value-type="float" office:value="0.0431641324937286">
            <text:p>0.0431641325</text:p>
          </table:table-cell>
          <table:table-cell office:value-type="float" office:value="0.963204267923797">
            <text:p>0.9632042679</text:p>
          </table:table-cell>
          <table:table-cell office:value-type="float" office:value="0.855992172967984">
            <text:p>0.855992173</text:p>
          </table:table-cell>
          <table:table-cell office:value-type="float" office:value="1.15472622270256">
            <text:p>1.1547262227</text:p>
          </table:table-cell>
          <table:table-cell office:value-type="float" office:value="0">
            <text:p>0</text:p>
          </table:table-cell>
          <table:table-cell office:value-type="float" office:value="-16.0998075621327">
            <text:p>-16.0998075621</text:p>
          </table:table-cell>
          <table:table-cell office:value-type="float" office:value="16.4025390930565">
            <text:p>16.402539093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58">
            <text:p>158</text:p>
          </table:table-cell>
          <table:table-cell office:value-type="float" office:value="2961">
            <text:p>2961</text:p>
          </table:table-cell>
          <table:table-cell office:value-type="float" office:value="5923">
            <text:p>5923</text:p>
          </table:table-cell>
          <table:table-cell office:value-type="float" office:value="18396">
            <text:p>18396</text:p>
          </table:table-cell>
          <table:table-cell office:value-type="float" office:value="-69.625">
            <text:p>-69.625</text:p>
          </table:table-cell>
          <table:table-cell office:value-type="float" office:value="-125.571428571429">
            <text:p>-125.5714285714</text:p>
          </table:table-cell>
          <table:table-cell office:value-type="float" office:value="98.75">
            <text:p>98.75</text:p>
          </table:table-cell>
          <table:table-cell office:value-type="float" office:value="-0.0235140155352921">
            <text:p>-0.0235140155</text:p>
          </table:table-cell>
          <table:table-cell office:value-type="float" office:value="-0.0212006463905839">
            <text:p>-0.0212006464</text:p>
          </table:table-cell>
          <table:table-cell office:value-type="float" office:value="0.005368014785823">
            <text:p>0.0053680148</text:p>
          </table:table-cell>
          <table:table-cell office:value-type="float" office:value="0.918784647122602">
            <text:p>0.9187846471</text:p>
          </table:table-cell>
          <table:table-cell office:value-type="float" office:value="0.926678693751418">
            <text:p>0.9266786938</text:p>
          </table:table-cell>
          <table:table-cell office:value-type="float" office:value="1.01884453029255">
            <text:p>1.0188445303</text:p>
          </table:table-cell>
          <table:table-cell office:value-type="float" office:value="-29.1300958060627">
            <text:p>-29.1300958061</text:p>
          </table:table-cell>
          <table:table-cell office:value-type="float" office:value="-32.3468135156978">
            <text:p>-32.3468135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80">
            <text:p>180</text:p>
          </table:table-cell>
          <table:table-cell office:value-type="float" office:value="2640">
            <text:p>2640</text:p>
          </table:table-cell>
          <table:table-cell office:value-type="float" office:value="5429">
            <text:p>5429</text:p>
          </table:table-cell>
          <table:table-cell office:value-type="float" office:value="16401">
            <text:p>16401</text:p>
          </table:table-cell>
          <table:table-cell office:value-type="float" office:value="106.857142857143">
            <text:p>106.8571428571</text:p>
          </table:table-cell>
          <table:table-cell office:value-type="float" office:value="123.714285714286">
            <text:p>123.7142857143</text:p>
          </table:table-cell>
          <table:table-cell office:value-type="float" office:value="373.571428571429">
            <text:p>373.5714285714</text:p>
          </table:table-cell>
          <table:table-cell office:value-type="float" office:value="0.0404761904761905">
            <text:p>0.0404761905</text:p>
          </table:table-cell>
          <table:table-cell office:value-type="float" office:value="0.0227876746572639">
            <text:p>0.0227876747</text:p>
          </table:table-cell>
          <table:table-cell office:value-type="float" office:value="0.0227773567813809">
            <text:p>0.0227773568</text:p>
          </table:table-cell>
          <table:table-cell office:value-type="float" office:value="1.14487777777778">
            <text:p>1.1448777778</text:p>
          </table:table-cell>
          <table:table-cell office:value-type="float" office:value="1.08077464640834">
            <text:p>1.0807746464</text:p>
          </table:table-cell>
          <table:table-cell office:value-type="float" office:value="1.08073761237945">
            <text:p>1.0807376124</text:p>
          </table:table-cell>
          <table:table-cell office:value-type="float" office:value="17.4690944275049">
            <text:p>17.4690944275</text:p>
          </table:table-cell>
          <table:table-cell office:value-type="float" office:value="30.7629075605193">
            <text:p>30.7629075605</text:p>
          </table:table-cell>
          <table:table-cell office:value-type="float" office:value="30.7766869758613">
            <text:p>30.776686975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10">
            <text:p>210</text:p>
          </table:table-cell>
          <table:table-cell office:value-type="float" office:value="2436">
            <text:p>2436</text:p>
          </table:table-cell>
          <table:table-cell office:value-type="float" office:value="6132">
            <text:p>6132</text:p>
          </table:table-cell>
          <table:table-cell office:value-type="float" office:value="19838">
            <text:p>19838</text:p>
          </table:table-cell>
          <table:table-cell table:number-columns-repeated="2" office:value-type="float" office:value="0">
            <text:p>0</text:p>
          </table:table-cell>
          <table:table-cell office:value-type="float" office:value="674.166666666667">
            <text:p>674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983600497362">
            <text:p>0.0339836005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1.12120617654218">
            <text:p>1.1212061765</text:p>
          </table:table-cell>
          <table:table-cell table:number-columns-repeated="2" office:value-type="float" office:value="0">
            <text:p>0</text:p>
          </table:table-cell>
          <table:table-cell office:value-type="float" office:value="20.7411630780694">
            <text:p>20.741163078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247">
            <text:p>2247</text:p>
          </table:table-cell>
          <table:table-cell office:value-type="float" office:value="7298">
            <text:p>7298</text:p>
          </table:table-cell>
          <table:table-cell office:value-type="float" office:value="24473">
            <text:p>24473</text:p>
          </table:table-cell>
          <table:table-cell office:value-type="float" office:value="0">
            <text:p>0</text:p>
          </table:table-cell>
          <table:table-cell office:value-type="float" office:value="96.5">
            <text:p>96.5</text:p>
          </table:table-cell>
          <table:table-cell office:value-type="float" office:value="842.2">
            <text:p>842.2</text:p>
          </table:table-cell>
          <table:table-cell office:value-type="float" office:value="0">
            <text:p>0</text:p>
          </table:table-cell>
          <table:table-cell office:value-type="float" office:value="0.0132228007673335">
            <text:p>0.0132228008</text:p>
          </table:table-cell>
          <table:table-cell office:value-type="float" office:value="0.0344134352143178">
            <text:p>0.0344134352</text:p>
          </table:table-cell>
          <table:table-cell office:value-type="float" office:value="0.73">
            <text:p>0.73</text:p>
          </table:table-cell>
          <table:table-cell office:value-type="float" office:value="1.04662249390753">
            <text:p>1.0466224939</text:p>
          </table:table-cell>
          <table:table-cell office:value-type="float" office:value="1.12276822091568">
            <text:p>1.1227682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.4863800729335">
            <text:p>20.486380072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2074">
            <text:p>2074</text:p>
          </table:table-cell>
          <table:table-cell office:value-type="float" office:value="7160">
            <text:p>7160</text:p>
          </table:table-cell>
          <table:table-cell office:value-type="float" office:value="25579">
            <text:p>25579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913">
            <text:p>1913</text:p>
          </table:table-cell>
          <table:table-cell office:value-type="float" office:value="7327">
            <text:p>7327</text:p>
          </table:table-cell>
          <table:table-cell office:value-type="float" office:value="26734">
            <text:p>26734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1765">
            <text:p>1765</text:p>
          </table:table-cell>
          <table:table-cell office:value-type="float" office:value="7501">
            <text:p>7501</text:p>
          </table:table-cell>
          <table:table-cell office:value-type="float" office:value="27942">
            <text:p>27942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14">
            <text:p>1.14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9.25">
            <text:p>29.25</text:p>
          </table:table-cell>
          <table:table-cell office:value-type="float" office:value="1563.5">
            <text:p>1563.5</text:p>
          </table:table-cell>
          <table:table-cell office:value-type="float" office:value="9330">
            <text:p>9330</text:p>
          </table:table-cell>
          <table:table-cell office:value-type="float" office:value="11.49">
            <text:p>11.49</text:p>
          </table:table-cell>
          <table:table-cell table:number-columns-repeated="3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629">
            <text:p>1629</text:p>
          </table:table-cell>
          <table:table-cell office:value-type="float" office:value="7650">
            <text:p>7650</text:p>
          </table:table-cell>
          <table:table-cell office:value-type="float" office:value="29205">
            <text:p>29205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09">
            <text:p>1.0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6666666666667">
            <text:p>29.6666666667</text:p>
          </table:table-cell>
          <table:table-cell office:value-type="float" office:value="1578.33333333333">
            <text:p>1578.3333333333</text:p>
          </table:table-cell>
          <table:table-cell office:value-type="float" office:value="10065.6666666667">
            <text:p>10065.6666666667</text:p>
          </table:table-cell>
          <table:table-cell office:value-type="float" office:value="10.5233333333333">
            <text:p>10.5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237">
            <text:p>237</text:p>
          </table:table-cell>
          <table:table-cell office:value-type="float" office:value="96">
            <text:p>96</text:p>
          </table:table-cell>
          <table:table-cell office:value-type="float" office:value="1503">
            <text:p>1503</text:p>
          </table:table-cell>
          <table:table-cell office:value-type="float" office:value="7874">
            <text:p>7874</text:p>
          </table:table-cell>
          <table:table-cell office:value-type="float" office:value="30524">
            <text:p>30524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21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73">
            <text:p>0.73</text:p>
          </table:table-cell>
          <table:table-cell table:number-columns-repeated="2" office:value-type="float" office:value="1.16">
            <text:p>1.16</text:p>
          </table:table-cell>
          <table:table-cell office:value-type="float" office:value="-8">
            <text:p>-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7.1">
            <text:p>7.1</text:p>
          </table:table-cell>
          <table:table-cell office:value-type="float" office:value="1694">
            <text:p>1694</text:p>
          </table:table-cell>
          <table:table-cell office:value-type="float" office:value="2372">
            <text:p>2372</text:p>
          </table:table-cell>
          <table:table-cell office:value-type="float" office:value="4309">
            <text:p>43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0:24.26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681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299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60">
                <text:p>660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17">
                <text:p>71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19">
                <text:p>1019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54">
                <text:p>115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44">
                <text:p>1144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2">
                <text:p>602</text:p>
              </table:table-cell>
              <table:table-cell office:value-type="float" office:value="1331">
                <text:p>1331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70">
                <text:p>770</text:p>
              </table:table-cell>
              <table:table-cell office:value-type="float" office:value="1450">
                <text:p>1450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12">
                <text:p>812</text:p>
              </table:table-cell>
              <table:table-cell office:value-type="float" office:value="1608">
                <text:p>1608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66">
                <text:p>866</text:p>
              </table:table-cell>
              <table:table-cell office:value-type="float" office:value="1703">
                <text:p>170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808">
                <text:p>1808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95">
                <text:p>895</text:p>
              </table:table-cell>
              <table:table-cell office:value-type="float" office:value="1866">
                <text:p>1866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60">
                <text:p>960</text:p>
              </table:table-cell>
              <table:table-cell office:value-type="float" office:value="1935">
                <text:p>193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06">
                <text:p>1206</text:p>
              </table:table-cell>
              <table:table-cell office:value-type="float" office:value="2148">
                <text:p>2148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06">
                <text:p>1206</text:p>
              </table:table-cell>
              <table:table-cell office:value-type="float" office:value="2339">
                <text:p>2339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25">
                <text:p>1325</text:p>
              </table:table-cell>
              <table:table-cell office:value-type="float" office:value="2402">
                <text:p>2402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96">
                <text:p>1396</text:p>
              </table:table-cell>
              <table:table-cell office:value-type="float" office:value="2544">
                <text:p>254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7">
                <text:p>1387</text:p>
              </table:table-cell>
              <table:table-cell office:value-type="float" office:value="2506">
                <text:p>2506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65">
                <text:p>1565</text:p>
              </table:table-cell>
              <table:table-cell office:value-type="float" office:value="2910">
                <text:p>2910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88">
                <text:p>1788</text:p>
              </table:table-cell>
              <table:table-cell office:value-type="float" office:value="3078">
                <text:p>3078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03">
                <text:p>1803</text:p>
              </table:table-cell>
              <table:table-cell office:value-type="float" office:value="2982">
                <text:p>2982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86">
                <text:p>1986</text:p>
              </table:table-cell>
              <table:table-cell office:value-type="float" office:value="3130">
                <text:p>3130</text:p>
              </table:table-cell>
              <table:table-cell office:value-type="float" office:value="4821">
                <text:p>482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55">
                <text:p>2055</text:p>
              </table:table-cell>
              <table:table-cell office:value-type="float" office:value="3300">
                <text:p>3300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55">
                <text:p>1855</text:p>
              </table:table-cell>
              <table:table-cell office:value-type="float" office:value="3300">
                <text:p>330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645">
                <text:p>1645</text:p>
              </table:table-cell>
              <table:table-cell office:value-type="float" office:value="3325">
                <text:p>3325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65">
                <text:p>2065</text:p>
              </table:table-cell>
              <table:table-cell office:value-type="float" office:value="3325">
                <text:p>3325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276">
                <text:p>1276</text:p>
              </table:table-cell>
              <table:table-cell office:value-type="float" office:value="3212">
                <text:p>3212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870">
                <text:p>870</text:p>
              </table:table-cell>
              <table:table-cell office:value-type="float" office:value="3300">
                <text:p>3300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609">
                <text:p>609</text:p>
              </table:table-cell>
              <table:table-cell office:value-type="float" office:value="3325">
                <text:p>3325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638">
                <text:p>638</text:p>
              </table:table-cell>
              <table:table-cell office:value-type="float" office:value="3115">
                <text:p>3115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928">
                <text:p>928</text:p>
              </table:table-cell>
              <table:table-cell office:value-type="float" office:value="2625">
                <text:p>2625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70">
                <text:p>870</text:p>
              </table:table-cell>
              <table:table-cell office:value-type="float" office:value="2992">
                <text:p>2992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609">
                <text:p>609</text:p>
              </table:table-cell>
              <table:table-cell office:value-type="float" office:value="3204">
                <text:p>3204</text:p>
              </table:table-cell>
              <table:table-cell office:value-type="float" office:value="16385">
                <text:p>1638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638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22910">
                <text:p>2291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870">
                <text:p>870</text:p>
              </table:table-cell>
              <table:table-cell office:value-type="float" office:value="2910">
                <text:p>2910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9">
                <text:p>609</text:p>
              </table:table-cell>
              <table:table-cell office:value-type="float" office:value="3944">
                <text:p>3944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38">
                <text:p>638</text:p>
              </table:table-cell>
              <table:table-cell office:value-type="float" office:value="5170">
                <text:p>5170</text:p>
              </table:table-cell>
              <table:table-cell office:value-type="float" office:value="29580">
                <text:p>2958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28">
                <text:p>928</text:p>
              </table:table-cell>
              <table:table-cell office:value-type="float" office:value="6264">
                <text:p>6264</text:p>
              </table:table-cell>
              <table:table-cell office:value-type="float" office:value="25230">
                <text:p>2523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030">
                <text:p>2030</text:p>
              </table:table-cell>
              <table:table-cell office:value-type="float" office:value="6516">
                <text:p>6516</text:p>
              </table:table-cell>
              <table:table-cell office:value-type="float" office:value="21025">
                <text:p>2102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026">
                <text:p>3026</text:p>
              </table:table-cell>
              <table:table-cell office:value-type="float" office:value="7350">
                <text:p>7350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3074">
                <text:p>3074</text:p>
              </table:table-cell>
              <table:table-cell office:value-type="float" office:value="7150">
                <text:p>7150</text:p>
              </table:table-cell>
              <table:table-cell office:value-type="float" office:value="15370">
                <text:p>1537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784">
                <text:p>2784</text:p>
              </table:table-cell>
              <table:table-cell office:value-type="float" office:value="7192">
                <text:p>7192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546">
                <text:p>3546</text:p>
              </table:table-cell>
              <table:table-cell office:value-type="float" office:value="7075">
                <text:p>7075</text:p>
              </table:table-cell>
              <table:table-cell office:value-type="float" office:value="20370">
                <text:p>2037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224">
                <text:p>4224</text:p>
              </table:table-cell>
              <table:table-cell office:value-type="float" office:value="8294">
                <text:p>8294</text:p>
              </table:table-cell>
              <table:table-cell office:value-type="float" office:value="22954">
                <text:p>2295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074">
                <text:p>3074</text:p>
              </table:table-cell>
              <table:table-cell office:value-type="float" office:value="6994">
                <text:p>6994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84">
                <text:p>2784</text:p>
              </table:table-cell>
              <table:table-cell office:value-type="float" office:value="6516">
                <text:p>6516</text:p>
              </table:table-cell>
              <table:table-cell office:value-type="float" office:value="19699">
                <text:p>196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144">
                <text:p>3144</text:p>
              </table:table-cell>
              <table:table-cell office:value-type="float" office:value="6609">
                <text:p>6609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961">
                <text:p>2961</text:p>
              </table:table-cell>
              <table:table-cell office:value-type="float" office:value="5923">
                <text:p>5923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640">
                <text:p>2640</text:p>
              </table:table-cell>
              <table:table-cell office:value-type="float" office:value="5429">
                <text:p>5429</text:p>
              </table:table-cell>
              <table:table-cell office:value-type="float" office:value="16401">
                <text:p>1640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436">
                <text:p>2436</text:p>
              </table:table-cell>
              <table:table-cell office:value-type="float" office:value="6132">
                <text:p>6132</text:p>
              </table:table-cell>
              <table:table-cell office:value-type="float" office:value="19838">
                <text:p>1983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247">
                <text:p>2247</text:p>
              </table:table-cell>
              <table:table-cell office:value-type="float" office:value="7298">
                <text:p>7298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2074">
                <text:p>2074</text:p>
              </table:table-cell>
              <table:table-cell office:value-type="float" office:value="7160">
                <text:p>7160</text:p>
              </table:table-cell>
              <table:table-cell office:value-type="float" office:value="25579">
                <text:p>2557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913">
                <text:p>1913</text:p>
              </table:table-cell>
              <table:table-cell office:value-type="float" office:value="7327">
                <text:p>7327</text:p>
              </table:table-cell>
              <table:table-cell office:value-type="float" office:value="26734">
                <text:p>2673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765">
                <text:p>1765</text:p>
              </table:table-cell>
              <table:table-cell office:value-type="float" office:value="7501">
                <text:p>7501</text:p>
              </table:table-cell>
              <table:table-cell office:value-type="float" office:value="27942">
                <text:p>279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629">
                <text:p>1629</text:p>
              </table:table-cell>
              <table:table-cell office:value-type="float" office:value="7650">
                <text:p>7650</text:p>
              </table:table-cell>
              <table:table-cell office:value-type="float" office:value="29205">
                <text:p>2920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503">
                <text:p>1503</text:p>
              </table:table-cell>
              <table:table-cell office:value-type="float" office:value="7874">
                <text:p>7874</text:p>
              </table:table-cell>
              <table:table-cell office:value-type="float" office:value="30524">
                <text:p>3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606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63.5">
                <text:p>1563.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578.33333333333">
                <text:p>1578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6cm" svg:y="1.405cm" svg:width="31.476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.5233333333333">
                <text:p>10.5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4cm" svg:y="1.352cm" svg:width="31.93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6597257653061">
                <text:p>1.5659725765306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6766080638762">
                <text:p>1.567660806387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61619900173611">
                <text:p>1.6161990017361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5355927528394">
                <text:p>1.7535592752839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8933921028466">
                <text:p>1.4893392102846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4865240867826">
                <text:p>1.648652408678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3243760765295">
                <text:p>1.93243760765295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71786532971986">
                <text:p>2.7178653297198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4893653856896">
                <text:p>1.1489365385689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298369964955">
                <text:p>1.62983699649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4619682655631">
                <text:p>1.3461968265563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003658228534">
                <text:p>1.700365822853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7900590249703">
                <text:p>1.3790059024970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827897036313">
                <text:p>1.2682789703631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42356376299087">
                <text:p>1.42356376299087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4822152588789">
                <text:p>1.2482215258878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2893564421836">
                <text:p>1.3289356442183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2773708527799">
                <text:p>1.2277370852779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4870470646984">
                <text:p>1.2487047064698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5181340399541">
                <text:p>1.2518134039954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5330550805567">
                <text:p>1.1533055080556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752555041104">
                <text:p>1.1275255504110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08904806049281">
                <text:p>1.0890480604928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3980754980456">
                <text:p>1.1398075498045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1283410090094">
                <text:p>1.1128341009009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0954325916375">
                <text:p>1.1095432591637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944864178719799">
                <text:p>0.94486417871979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919142233471074">
                <text:p>0.91914223347107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791003085456841">
                <text:p>0.79100308545684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840477908587258">
                <text:p>0.84047790858725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7024593905817">
                <text:p>1.0702459390581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601691955061983">
                <text:p>0.60169195506198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791003085456841">
                <text:p>0.791003085456841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980325484764543">
                <text:p>0.98032548476454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40260775154652">
                <text:p>0.84026077515465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68713444444444">
                <text:p>0.86871344444444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85600776417119">
                <text:p>0.856007764171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804640064464775">
                <text:p>0.80464006446477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927934027777778">
                <text:p>0.92793402777777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2242028066999">
                <text:p>1.0224202806699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847997506275598">
                <text:p>0.84799750627559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11976484914972">
                <text:p>0.91197648491497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7330625">
                <text:p>1.1733062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8998328157856">
                <text:p>1.0899832815785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7582047509105">
                <text:p>1.2758204750910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237358594813">
                <text:p>1.2123735859481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8998328157856">
                <text:p>1.0899832815785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2140358390089">
                <text:p>1.0214035839008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9857099735797">
                <text:p>0.8985709973579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855992172967984">
                <text:p>0.85599217296798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926678693751418">
                <text:p>0.92667869375141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077464640834">
                <text:p>1.0807746464083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4662249390753">
                <text:p>1.0466224939075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68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330">
                <text:p>933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065.6666666667">
                <text:p>1006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